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049cm" fo:margin-right="0cm" fo:text-indent="0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-0.049cm" fo:margin-right="0cm" fo:text-indent="0cm" style:auto-text-indent="false" fo:background-color="transparen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to1" text:anchor-type="as-char" svg:y="-1.549cm" svg:width="12.88cm" svg:height="3.00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><draw:frame draw:style-name="fr1" draw:name="Objeto2" text:anchor-type="as-char" svg:y="-1.549cm" svg:width="19.962cm" svg:height="3.007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2"/>
      <text:p text:style-name="P2"><draw:frame draw:style-name="fr1" draw:name="Objeto3" text:anchor-type="as-char" svg:y="-1.549cm" svg:width="12.709cm" svg:height="3.007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2"/>
      <text:p text:style-name="P2"><draw:frame draw:style-name="fr1" draw:name="Objeto4" text:anchor-type="as-char" svg:y="-1.549cm" svg:width="19.41cm" svg:height="3.007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Standard"/>
      <text:p text:style-name="Standard"><draw:frame draw:style-name="fr1" draw:name="Objeto6" text:anchor-type="as-char" svg:y="-1.549cm" svg:width="12.709cm" svg:height="3.007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Standard"/>
      <text:p text:style-name="Standard"><draw:frame draw:style-name="fr1" draw:name="Objeto7" text:anchor-type="as-char" svg:y="-1.549cm" svg:width="12.734cm" svg:height="3.007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Standard"/>
      <text:p text:style-name="Standard"><text:soft-page-break/><draw:frame draw:style-name="fr1" draw:name="Objeto8" text:anchor-type="as-char" svg:y="-2.82cm" svg:width="12.913cm" svg:height="5.553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Standard"/>
      <text:p text:style-name="Standard"><draw:frame draw:style-name="fr1" draw:name="Objeto5" text:anchor-type="as-char" svg:y="-2.82cm" svg:width="18.35cm" svg:height="5.553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Objeto9" text:anchor-type="as-char" svg:y="-2.82cm" svg:width="19.883cm" svg:height="5.553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Objeto11" text:anchor-type="as-char" svg:y="-2.82cm" svg:width="23.929cm" svg:height="5.553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Standard"/>
      <text:p text:style-name="Standard"/>
      <text:p text:style-name="Standard"><draw:frame draw:style-name="fr1" draw:name="Objeto12" text:anchor-type="as-char" svg:y="-2.82cm" svg:width="26.82cm" svg:height="5.553cm" draw:z-index="9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<text:p text:style-name="Standard"/>
      <text:p text:style-name="Standard"><draw:frame draw:style-name="fr1" draw:name="Objeto10" text:anchor-type="as-char" svg:y="-1.549cm" svg:width="19.41cm" svg:height="3.007cm" draw:z-index="12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Standard"/>
      <text:p text:style-name="Standard"><text:soft-page-break/><draw:frame draw:style-name="fr1" draw:name="Objeto13" text:anchor-type="as-char" svg:y="-4.267cm" svg:width="16.672cm" svg:height="8.58cm" draw:z-index="11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Standard"/>
      <text:p text:style-name="Standard"/>
      <text:p text:style-name="Standard"><draw:frame draw:style-name="fr1" draw:name="Objeto14" text:anchor-type="as-char" svg:y="-4.267cm" svg:width="18.009cm" svg:height="8.58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Standard"/>
      <text:p text:style-name="Standard"/>
      <text:p text:style-name="Standard"><draw:frame draw:style-name="fr1" draw:name="Objeto15" text:anchor-type="as-char" svg:y="-0.972cm" svg:width="5.452cm" svg:height="1.794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/>
      <text:p text:style-name="Standard"><text:soft-page-break/><draw:frame draw:style-name="fr1" draw:name="Objeto16" text:anchor-type="as-char" svg:y="-1.535cm" svg:width="5.387cm" svg:height="2.979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85cm" fo:margin-right="1.99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20:24:37.726205700</meta:creation-date>
    <dc:date>2025-10-22T21:55:02.432391265</dc:date>
    <meta:editing-duration>PT1M50S</meta:editing-duration>
    <meta:editing-cycles>1</meta:editing-cycles>
    <meta:document-statistic meta:table-count="0" meta:image-count="0" meta:object-count="16" meta:page-count="5" meta:paragraph-count="16" meta:word-count="0" meta:character-count="0" meta:non-whitespace-character-count="0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table>
                  <mtr>
                    <mtd>
                      <msub>
                        <mi>a</mi>
                        <mn>11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</mtr>
                  <mtr>
                    <mtd>
                      <msub>
                        <mi>a</mi>
                        <mn>41</mn>
                      </msub>
                    </mtd>
                  </mtr>
                  <mtr>
                    <mtd>
                      <msub>
                        <mi>a</mi>
                        <mn>51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2</mn>
                      </msub>
                    </mtd>
                  </mtr>
                  <mtr>
                    <mtd>
                      <msub>
                        <mi>a</mi>
                        <mn>22</mn>
                      </msub>
                    </mtd>
                  </mtr>
                  <mtr>
                    <mtd>
                      <msub>
                        <mi>a</mi>
                        <mn>32</mn>
                      </msub>
                    </mtd>
                  </mtr>
                  <mtr>
                    <mtd>
                      <msub>
                        <mi>a</mi>
                        <mn>42</mn>
                      </msub>
                    </mtd>
                  </mtr>
                  <mtr>
                    <mtd>
                      <msub>
                        <mi>a</mi>
                        <mn>52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3</mn>
                      </msub>
                    </mtd>
                  </mtr>
                  <mtr>
                    <mtd>
                      <msub>
                        <mi>a</mi>
                        <mn>23</mn>
                      </msub>
                    </mtd>
                  </mtr>
                  <mtr>
                    <mtd>
                      <msub>
                        <mi>a</mi>
                        <mn>33</mn>
                      </msub>
                    </mtd>
                  </mtr>
                  <mtr>
                    <mtd>
                      <msub>
                        <mi>a</mi>
                        <mn>43</mn>
                      </msub>
                    </mtd>
                  </mtr>
                  <mtr>
                    <mtd>
                      <msub>
                        <mi>a</mi>
                        <mn>53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4</mn>
                      </msub>
                    </mtd>
                  </mtr>
                  <mtr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sub>
                        <mi>a</mi>
                        <mn>44</mn>
                      </msub>
                    </mtd>
                  </mtr>
                  <mtr>
                    <mtd>
                      <msub>
                        <mi>a</mi>
                        <mn>54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5</mn>
                      </msub>
                    </mtd>
                  </mtr>
                  <mtr>
                    <mtd>
                      <msub>
                        <mi>a</mi>
                        <mn>25</mn>
                      </msub>
                    </mtd>
                  </mtr>
                  <mtr>
                    <mtd>
                      <msub>
                        <mi>a</mi>
                        <mn>35</mn>
                      </msub>
                    </mtd>
                  </mtr>
                  <mtr>
                    <mtd>
                      <msub>
                        <mi>a</mi>
                        <mn>45</mn>
                      </msub>
                    </mtd>
                  </mtr>
                  <mtr>
                    <mtd>
                      <msub>
                        <mi>a</mi>
                        <mn>55</mn>
                      </msub>
                    </mtd>
                  </mtr>
                </mtable>
              </mtd>
            </mtr>
          </mtable>
        </mrow>
        <mo fence="true" form="postfix" stretchy="true">]</mo>
      </mrow>
      <mo stretchy="false">=</mo>
      <mrow>
        <mrow>
          <mo fence="true" form="prefix" stretchy="true">[</mo>
          <mrow>
            <mtable>
              <mtr>
                <mtd>
                  <mtable>
                    <mtr>
                      <mtd>
                        <msub>
                          <mi>l</mi>
                          <mn>11</mn>
                        </msub>
                      </mtd>
                    </mtr>
                    <mtr>
                      <mtd>
                        <msub>
                          <mi>l</mi>
                          <mn>21</mn>
                        </msub>
                      </mtd>
                    </mtr>
                    <mtr>
                      <mtd>
                        <msub>
                          <mi>l</mi>
                          <mn>31</mn>
                        </msub>
                      </mtd>
                    </mtr>
                    <mtr>
                      <mtd>
                        <msub>
                          <mi>l</mi>
                          <mn>41</mn>
                        </msub>
                      </mtd>
                    </mtr>
                    <mtr>
                      <mtd>
                        <msub>
                          <mi>l</mi>
                          <mn>51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sub>
                          <mi>l</mi>
                          <mn>22</mn>
                        </msub>
                      </mtd>
                    </mtr>
                    <mtr>
                      <mtd>
                        <msub>
                          <mi>l</mi>
                          <mn>32</mn>
                        </msub>
                      </mtd>
                    </mtr>
                    <mtr>
                      <mtd>
                        <msub>
                          <mi>l</mi>
                          <mn>42</mn>
                        </msub>
                      </mtd>
                    </mtr>
                    <mtr>
                      <mtd>
                        <msub>
                          <mi>l</mi>
                          <mn>52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sub>
                          <mi>l</mi>
                          <mn>33</mn>
                        </msub>
                      </mtd>
                    </mtr>
                    <mtr>
                      <mtd>
                        <msub>
                          <mi>l</mi>
                          <mn>43</mn>
                        </msub>
                      </mtd>
                    </mtr>
                    <mtr>
                      <mtd>
                        <msub>
                          <mi>l</mi>
                          <mn>53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sub>
                          <mi>l</mi>
                          <mn>44</mn>
                        </msub>
                      </mtd>
                    </mtr>
                    <mtr>
                      <mtd>
                        <msub>
                          <mi>l</mi>
                          <mn>54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sub>
                          <mi>l</mi>
                          <mn>55</mn>
                        </msub>
                      </mtd>
                    </mtr>
                  </mtable>
                </mtd>
              </mtr>
            </mtable>
          </mrow>
          <mo fence="true" form="postfix" stretchy="true">]</mo>
        </mrow>
        <mo stretchy="false">⋅</mo>
        <mrow>
          <mo fence="true" form="prefix" stretchy="true">[</mo>
          <mrow>
            <mtable>
              <mtr>
                <mtd>
                  <mtable>
                    <mtr>
                      <mtd>
                        <msub>
                          <mi>u</mi>
                          <mn>11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u</mi>
                          <mn>12</mn>
                        </msub>
                      </mtd>
                    </mtr>
                    <mtr>
                      <mtd>
                        <msub>
                          <mi>u</mi>
                          <mn>22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u</mi>
                          <mn>13</mn>
                        </msub>
                      </mtd>
                    </mtr>
                    <mtr>
                      <mtd>
                        <msub>
                          <mi>u</mi>
                          <mn>23</mn>
                        </msub>
                      </mtd>
                    </mtr>
                    <mtr>
                      <mtd>
                        <msub>
                          <mi>u</mi>
                          <mn>33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u</mi>
                          <mn>14</mn>
                        </msub>
                      </mtd>
                    </mtr>
                    <mtr>
                      <mtd>
                        <msub>
                          <mi>u</mi>
                          <mn>24</mn>
                        </msub>
                      </mtd>
                    </mtr>
                    <mtr>
                      <mtd>
                        <msub>
                          <mi>u</mi>
                          <mn>34</mn>
                        </msub>
                      </mtd>
                    </mtr>
                    <mtr>
                      <mtd>
                        <msub>
                          <mi>u</mi>
                          <mn>44</mn>
                        </msub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u</mi>
                          <mn>15</mn>
                        </msub>
                      </mtd>
                    </mtr>
                    <mtr>
                      <mtd>
                        <msub>
                          <mi>u</mi>
                          <mn>25</mn>
                        </msub>
                      </mtd>
                    </mtr>
                    <mtr>
                      <mtd>
                        <msub>
                          <mi>u</mi>
                          <mn>35</mn>
                        </msub>
                      </mtd>
                    </mtr>
                    <mtr>
                      <mtd>
                        <msub>
                          <mi>u</mi>
                          <mn>45</mn>
                        </msub>
                      </mtd>
                    </mtr>
                    <mtr>
                      <mtd>
                        <msub>
                          <mi>u</mi>
                          <mn>55</mn>
                        </msub>
                      </mtd>
                    </mtr>
                  </mtable>
                </mtd>
              </mtr>
            </mtable>
          </mrow>
          <mo fence="true" form="postfix" stretchy="true">]</mo>
        </mrow>
      </mrow>
    </mrow>
    <annotation encoding="StarMath 5.0">left [ matrix{
	stack{a_11 # a_21 # a_31 # a_41 # a_51} #
	stack{a_12 # a_22 # a_32 # a_42 # a_52} #
	stack{a_13 # a_23 # a_33 # a_43 # a_53} #
	stack{a_14 # a_24 # a_34 # a_44 # a_54} #
	stack{a_15 # a_25 # a_35 # a_45 # a_55} 
} right ]

=
left [ matrix{
	stack{l_11 # l_21 # l_31 # l_41 # l_51} #
	stack{   0 # l_22 # l_32 # l_42 # l_52} #
	stack{   0 #    0 # l_33 # l_43 # l_53} #
	stack{   0 #    0 #    0 # l_44 # l_54} #
	stack{   0 #    0 #    0 #    0 # l_55} 
} right ] cdot
left [ matrix{
	stack{u_11 #    0 #    0 #    0 #    0} #
	stack{u_12 # u_22 #    0 #    0 #    0} #
	stack{u_13 # u_23 # u_33 #    0 #    0} #
	stack{u_14 # u_24 # u_34 # u_44 #    0} #
	stack{u_15 # u_25 # u_35 # u_45 # u_55} 
} right ]
</annotation>
  </semantics>
</math>
</file>

<file path=Object 1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table>
                <mtr>
                  <mtd>
                    <msub>
                      <mi>u</mi>
                      <mn>11</mn>
                    </msub>
                  </mtd>
                </mtr>
                <mtr>
                  <mtd>
                    <mrow>
                      <msub>
                        <mi>l</mi>
                        <mn>21</mn>
                      </msub>
                      <mo stretchy="false">⋅</mo>
                      <msub>
                        <mi>u</mi>
                        <mn>11</mn>
                      </msub>
                    </mrow>
                  </mtd>
                </mtr>
                <mtr>
                  <mtd>
                    <mrow>
                      <msub>
                        <mi>l</mi>
                        <mn>31</mn>
                      </msub>
                      <mo stretchy="false">⋅</mo>
                      <msub>
                        <mi>u</mi>
                        <mn>11</mn>
                      </msub>
                    </mrow>
                  </mtd>
                </mtr>
                <mtr>
                  <mtd>
                    <mrow>
                      <msub>
                        <mi>l</mi>
                        <mn>41</mn>
                      </msub>
                      <mo stretchy="false">⋅</mo>
                      <msub>
                        <mi>u</mi>
                        <mn>11</mn>
                      </msub>
                    </mrow>
                  </mtd>
                </mtr>
                <mtr>
                  <mtd>
                    <mrow>
                      <msub>
                        <mi>l</mi>
                        <mn>51</mn>
                      </msub>
                      <mo stretchy="false">⋅</mo>
                      <msub>
                        <mi>u</mi>
                        <mn>11</mn>
                      </msub>
                    </mrow>
                  </mtd>
                </mtr>
              </mtable>
            </mtd>
            <mtd>
              <mtable>
                <mtr>
                  <mtd>
                    <msub>
                      <mi>u</mi>
                      <mn>12</mn>
                    </msub>
                  </mtd>
                </mtr>
                <mtr>
                  <mtd>
                    <mrow>
                      <mrow>
                        <msub>
                          <mi>l</mi>
                          <mn>21</mn>
                        </msub>
                        <mo stretchy="false">⋅</mo>
                        <msub>
                          <mi>u</mi>
                          <mn>12</mn>
                        </msub>
                      </mrow>
                      <mo stretchy="false">+</mo>
                      <msub>
                        <mi>u</mi>
                        <mn>22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31</mn>
                        </msub>
                        <mo stretchy="false">⋅</mo>
                        <msub>
                          <mi>u</mi>
                          <mn>12</mn>
                        </msub>
                      </mrow>
                      <mo stretchy="false">+</mo>
                      <mrow>
                        <msub>
                          <mi>l</mi>
                          <mn>32</mn>
                        </msub>
                        <mo stretchy="false">⋅</mo>
                        <msub>
                          <mi>u</mi>
                          <mn>22</mn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l</mi>
                          <mn>42</mn>
                        </msub>
                        <mo stretchy="false">⋅</mo>
                        <msub>
                          <mi>u</mi>
                          <mn>12</mn>
                        </msub>
                      </mrow>
                      <mo stretchy="false">+</mo>
                      <mrow>
                        <msub>
                          <mi>l</mi>
                          <mn>42</mn>
                        </msub>
                        <mo stretchy="false">⋅</mo>
                        <msub>
                          <mi>u</mi>
                          <mn>22</mn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l</mi>
                          <mn>52</mn>
                        </msub>
                        <mo stretchy="false">⋅</mo>
                        <msub>
                          <mi>u</mi>
                          <mn>12</mn>
                        </msub>
                      </mrow>
                      <mo stretchy="false">+</mo>
                      <mrow>
                        <msub>
                          <mi>l</mi>
                          <mn>52</mn>
                        </msub>
                        <mo stretchy="false">⋅</mo>
                        <msub>
                          <mi>u</mi>
                          <mn>22</mn>
                        </msub>
                      </mrow>
                    </mrow>
                  </mtd>
                </mtr>
              </mtable>
            </mtd>
            <mtd>
              <mtable>
                <mtr>
                  <mtd>
                    <msub>
                      <mi>u</mi>
                      <mn>13</mn>
                    </msub>
                  </mtd>
                </mtr>
                <mtr>
                  <mtd>
                    <mrow>
                      <mrow>
                        <msub>
                          <mi>l</mi>
                          <mn>21</mn>
                        </msub>
                        <mo stretchy="false">⋅</mo>
                        <msub>
                          <mi>u</mi>
                          <mn>13</mn>
                        </msub>
                      </mrow>
                      <mo stretchy="false">+</mo>
                      <msub>
                        <mi>u</mi>
                        <mn>23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31</mn>
                        </msub>
                        <mo stretchy="false">⋅</mo>
                        <msub>
                          <mi>u</mi>
                          <mn>13</mn>
                        </msub>
                      </mrow>
                      <mo stretchy="false">+</mo>
                      <mrow>
                        <msub>
                          <mi>l</mi>
                          <mn>32</mn>
                        </msub>
                        <mo stretchy="false">⋅</mo>
                        <msub>
                          <mi>u</mi>
                          <mn>23</mn>
                        </msub>
                      </mrow>
                      <mo stretchy="false">+</mo>
                      <msub>
                        <mi>u</mi>
                        <mn>33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41</mn>
                        </msub>
                        <mo stretchy="false">⋅</mo>
                        <msub>
                          <mi>u</mi>
                          <mn>13</mn>
                        </msub>
                      </mrow>
                      <mo stretchy="false">+</mo>
                      <mrow>
                        <msub>
                          <mi>l</mi>
                          <mn>42</mn>
                        </msub>
                        <mo stretchy="false">⋅</mo>
                        <msub>
                          <mi>u</mi>
                          <mn>23</mn>
                        </msub>
                      </mrow>
                      <mo stretchy="false">+</mo>
                      <mrow>
                        <msub>
                          <mi>l</mi>
                          <mn>43</mn>
                        </msub>
                        <mo stretchy="false">⋅</mo>
                        <msub>
                          <mi>u</mi>
                          <mn>33</mn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l</mi>
                          <mn>51</mn>
                        </msub>
                        <mo stretchy="false">⋅</mo>
                        <msub>
                          <mi>u</mi>
                          <mn>13</mn>
                        </msub>
                      </mrow>
                      <mo stretchy="false">+</mo>
                      <mrow>
                        <msub>
                          <mi>l</mi>
                          <mn>52</mn>
                        </msub>
                        <mo stretchy="false">⋅</mo>
                        <msub>
                          <mi>u</mi>
                          <mn>23</mn>
                        </msub>
                      </mrow>
                      <mo stretchy="false">+</mo>
                      <mrow>
                        <msub>
                          <mi>l</mi>
                          <mn>53</mn>
                        </msub>
                        <mo stretchy="false">⋅</mo>
                        <msub>
                          <mi>u</mi>
                          <mn>33</mn>
                        </msub>
                      </mrow>
                    </mrow>
                  </mtd>
                </mtr>
              </mtable>
            </mtd>
            <mtd>
              <mtable>
                <mtr>
                  <mtd>
                    <msub>
                      <mi>u</mi>
                      <mn>14</mn>
                    </msub>
                  </mtd>
                </mtr>
                <mtr>
                  <mtd>
                    <mrow>
                      <mrow>
                        <msub>
                          <mi>l</mi>
                          <mn>21</mn>
                        </msub>
                        <mo stretchy="false">⋅</mo>
                        <msub>
                          <mi>u</mi>
                          <mn>14</mn>
                        </msub>
                      </mrow>
                      <mo stretchy="false">+</mo>
                      <msub>
                        <mi>u</mi>
                        <mn>24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31</mn>
                        </msub>
                        <mo stretchy="false">⋅</mo>
                        <msub>
                          <mi>u</mi>
                          <mn>14</mn>
                        </msub>
                      </mrow>
                      <mo stretchy="false">+</mo>
                      <mrow>
                        <msub>
                          <mi>l</mi>
                          <mn>32</mn>
                        </msub>
                        <mo stretchy="false">⋅</mo>
                        <msub>
                          <mi>u</mi>
                          <mn>24</mn>
                        </msub>
                      </mrow>
                      <mo stretchy="false">+</mo>
                      <msub>
                        <mi>u</mi>
                        <mn>34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41</mn>
                        </msub>
                        <mo stretchy="false">⋅</mo>
                        <msub>
                          <mi>u</mi>
                          <mn>14</mn>
                        </msub>
                      </mrow>
                      <mo stretchy="false">+</mo>
                      <mrow>
                        <msub>
                          <mi>l</mi>
                          <mn>42</mn>
                        </msub>
                        <mo stretchy="false">⋅</mo>
                        <msub>
                          <mi>u</mi>
                          <mn>24</mn>
                        </msub>
                      </mrow>
                      <mo stretchy="false">+</mo>
                      <mrow>
                        <msub>
                          <mi>l</mi>
                          <mn>43</mn>
                        </msub>
                        <mo stretchy="false">⋅</mo>
                        <msub>
                          <mi>u</mi>
                          <mn>34</mn>
                        </msub>
                      </mrow>
                      <mo stretchy="false">+</mo>
                      <msub>
                        <mi>u</mi>
                        <mn>44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51</mn>
                        </msub>
                        <mo stretchy="false">⋅</mo>
                        <msub>
                          <mi>u</mi>
                          <mn>14</mn>
                        </msub>
                      </mrow>
                      <mo stretchy="false">+</mo>
                      <mrow>
                        <msub>
                          <mi>l</mi>
                          <mn>52</mn>
                        </msub>
                        <mo stretchy="false">⋅</mo>
                        <msub>
                          <mi>u</mi>
                          <mn>24</mn>
                        </msub>
                      </mrow>
                      <mo stretchy="false">+</mo>
                      <mrow>
                        <msub>
                          <mi>l</mi>
                          <mn>53</mn>
                        </msub>
                        <mo stretchy="false">⋅</mo>
                        <msub>
                          <mi>u</mi>
                          <mn>34</mn>
                        </msub>
                      </mrow>
                      <mo stretchy="false">+</mo>
                      <mrow>
                        <msub>
                          <mi>l</mi>
                          <mn>54</mn>
                        </msub>
                        <mo stretchy="false">⋅</mo>
                        <msub>
                          <mi>u</mi>
                          <mn>44</mn>
                        </msub>
                      </mrow>
                    </mrow>
                  </mtd>
                </mtr>
              </mtable>
            </mtd>
            <mtd>
              <mtable>
                <mtr>
                  <mtd>
                    <msub>
                      <mi>u</mi>
                      <mn>15</mn>
                    </msub>
                  </mtd>
                </mtr>
                <mtr>
                  <mtd>
                    <mrow>
                      <mrow>
                        <msub>
                          <mi>l</mi>
                          <mn>21</mn>
                        </msub>
                        <mo stretchy="false">⋅</mo>
                        <msub>
                          <mi>u</mi>
                          <mn>15</mn>
                        </msub>
                      </mrow>
                      <mo stretchy="false">+</mo>
                      <msub>
                        <mi>u</mi>
                        <mn>25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31</mn>
                        </msub>
                        <mo stretchy="false">⋅</mo>
                        <msub>
                          <mi>u</mi>
                          <mn>15</mn>
                        </msub>
                      </mrow>
                      <mo stretchy="false">+</mo>
                      <mrow>
                        <msub>
                          <mi>l</mi>
                          <mn>32</mn>
                        </msub>
                        <mo stretchy="false">⋅</mo>
                        <msub>
                          <mi>u</mi>
                          <mn>25</mn>
                        </msub>
                      </mrow>
                      <mo stretchy="false">+</mo>
                      <msub>
                        <mi>u</mi>
                        <mn>35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41</mn>
                        </msub>
                        <mo stretchy="false">⋅</mo>
                        <msub>
                          <mi>u</mi>
                          <mn>15</mn>
                        </msub>
                      </mrow>
                      <mo stretchy="false">+</mo>
                      <mrow>
                        <msub>
                          <mi>l</mi>
                          <mn>42</mn>
                        </msub>
                        <mo stretchy="false">⋅</mo>
                        <msub>
                          <mi>u</mi>
                          <mn>25</mn>
                        </msub>
                      </mrow>
                      <mo stretchy="false">+</mo>
                      <mrow>
                        <msub>
                          <mi>l</mi>
                          <mn>43</mn>
                        </msub>
                        <mo stretchy="false">⋅</mo>
                        <msub>
                          <mi>u</mi>
                          <mn>35</mn>
                        </msub>
                      </mrow>
                      <mo stretchy="false">+</mo>
                      <msub>
                        <mi>u</mi>
                        <mn>45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51</mn>
                        </msub>
                        <mo stretchy="false">⋅</mo>
                        <msub>
                          <mi>u</mi>
                          <mn>15</mn>
                        </msub>
                      </mrow>
                      <mo stretchy="false">+</mo>
                      <mrow>
                        <msub>
                          <mi>l</mi>
                          <mn>52</mn>
                        </msub>
                        <mo stretchy="false">⋅</mo>
                        <msub>
                          <mi>u</mi>
                          <mn>25</mn>
                        </msub>
                      </mrow>
                      <mo stretchy="false">+</mo>
                      <mrow>
                        <msub>
                          <mi>l</mi>
                          <mn>53</mn>
                        </msub>
                        <mo stretchy="false">⋅</mo>
                        <msub>
                          <mi>u</mi>
                          <mn>35</mn>
                        </msub>
                      </mrow>
                      <mo stretchy="false">+</mo>
                      <mrow>
                        <msub>
                          <mi>l</mi>
                          <mn>54</mn>
                        </msub>
                        <mo stretchy="false">⋅</mo>
                        <msub>
                          <mi>u</mi>
                          <mn>45</mn>
                        </msub>
                      </mrow>
                      <mo stretchy="false">+</mo>
                      <msub>
                        <mi>u</mi>
                        <mn>55</mn>
                      </msub>
                    </mrow>
                  </mtd>
                </mtr>
              </mtable>
            </mtd>
          </mtr>
        </mtable>
      </mrow>
      <mo fence="true" form="postfix" stretchy="true">]</mo>
    </mrow>
    <annotation encoding="StarMath 5.0">
left [ matrix{
	stack{u_11 # l_21 cdot u_11                  # l_31 cdot u_11                                   # l_41 cdot u_11 # l_51 cdot u_11} #
	stack{u_12 # l_21 cdot u_12 + u_22 # l_31 cdot u_12 + l_32 cdot u_22                  # l_42 cdot u_12 + l_42 cdot u_22                 # l_52 cdot u_12 + l_52 cdot u_22} #
	stack{u_13 # l_21 cdot u_13 + u_23 # l_31 cdot u_13 + l_32 cdot u_23 + u_33 # l_41 cdot u_13 + l_42 cdot u_23 + l_43 cdot u_33 # l_51 cdot u_13 + l_52 cdot u_23 + l_53 cdot u_33} #
	stack{u_14 # l_21 cdot u_14 + u_24 # l_31 cdot u_14 + l_32 cdot u_24 + u_34 # l_41 cdot u_14 + l_42 cdot u_24 + l_43 cdot u_34  + u_44 # l_51 cdot u_14 + l_52 cdot u_24 + l_53 cdot u_34 + l_54 cdot  u_44} #
	stack{u_15 # l_21 cdot u_15 + u_25 # l_31 cdot u_15 + l_32 cdot u_25 + u_35 # l_41 cdot u_15 + l_42 cdot u_25 + l_43 cdot u_35  + u_45 # l_51 cdot u_15 + l_52 cdot u_25 + l_53 cdot u_35  + l_54 cdot  u_45 + u_55} 
} right ]</annotation>
  </semantics>
</math>
</file>

<file path=Object 1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table>
                  <mtr>
                    <mtd>
                      <msub>
                        <mi>a</mi>
                        <mn>11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</mtr>
                  <mtr>
                    <mtd>
                      <msub>
                        <mi>a</mi>
                        <mn>41</mn>
                      </msub>
                    </mtd>
                  </mtr>
                  <mtr>
                    <mtd>
                      <msub>
                        <mi>a</mi>
                        <mn>51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2</mn>
                      </msub>
                    </mtd>
                  </mtr>
                  <mtr>
                    <mtd>
                      <msub>
                        <mi>a</mi>
                        <mn>22</mn>
                      </msub>
                    </mtd>
                  </mtr>
                  <mtr>
                    <mtd>
                      <msub>
                        <mi>a</mi>
                        <mn>32</mn>
                      </msub>
                    </mtd>
                  </mtr>
                  <mtr>
                    <mtd>
                      <msub>
                        <mi>a</mi>
                        <mn>42</mn>
                      </msub>
                    </mtd>
                  </mtr>
                  <mtr>
                    <mtd>
                      <msub>
                        <mi>a</mi>
                        <mn>52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3</mn>
                      </msub>
                    </mtd>
                  </mtr>
                  <mtr>
                    <mtd>
                      <msub>
                        <mi>a</mi>
                        <mn>23</mn>
                      </msub>
                    </mtd>
                  </mtr>
                  <mtr>
                    <mtd>
                      <msub>
                        <mi>a</mi>
                        <mn>33</mn>
                      </msub>
                    </mtd>
                  </mtr>
                  <mtr>
                    <mtd>
                      <msub>
                        <mi>a</mi>
                        <mn>43</mn>
                      </msub>
                    </mtd>
                  </mtr>
                  <mtr>
                    <mtd>
                      <msub>
                        <mi>a</mi>
                        <mn>53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4</mn>
                      </msub>
                    </mtd>
                  </mtr>
                  <mtr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sub>
                        <mi>a</mi>
                        <mn>44</mn>
                      </msub>
                    </mtd>
                  </mtr>
                  <mtr>
                    <mtd>
                      <msub>
                        <mi>a</mi>
                        <mn>54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5</mn>
                      </msub>
                    </mtd>
                  </mtr>
                  <mtr>
                    <mtd>
                      <msub>
                        <mi>a</mi>
                        <mn>25</mn>
                      </msub>
                    </mtd>
                  </mtr>
                  <mtr>
                    <mtd>
                      <msub>
                        <mi>a</mi>
                        <mn>35</mn>
                      </msub>
                    </mtd>
                  </mtr>
                  <mtr>
                    <mtd>
                      <msub>
                        <mi>a</mi>
                        <mn>45</mn>
                      </msub>
                    </mtd>
                  </mtr>
                  <mtr>
                    <mtd>
                      <msub>
                        <mi>a</mi>
                        <mn>55</mn>
                      </msub>
                    </mtd>
                  </mtr>
                </mtable>
              </mtd>
            </mtr>
          </mtable>
        </mrow>
        <mo fence="true" form="postfix" stretchy="true">]</mo>
      </mrow>
      <mo stretchy="false">=</mo>
      <mrow>
        <mrow>
          <mo fence="true" form="prefix" stretchy="true">[</mo>
          <mrow>
            <mtable>
              <mtr>
                <mtd>
                  <mtable>
                    <mtr>
                      <mtd>
                        <mn>1</mn>
                      </mtd>
                    </mtr>
                    <mtr>
                      <mtd>
                        <mfrac>
                          <msub>
                            <mi>a</mi>
                            <mn>2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  <mtr>
                      <mtd>
                        <mfrac>
                          <msub>
                            <mi>a</mi>
                            <mn>3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  <mtr>
                      <mtd>
                        <mfrac>
                          <msub>
                            <mi>a</mi>
                            <mn>4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  <mtr>
                      <mtd>
                        <mfrac>
                          <msub>
                            <mi>a</mi>
                            <mn>5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frac>
                          <mrow>
                            <msub>
                              <mi>a</mi>
                              <mn>32</mn>
                            </msub>
                            <mo stretchy="false">−</mo>
                            <mrow>
                              <msub>
                                <mi>l</mi>
                                <mn>31</mn>
                              </msub>
                              <mo stretchy="false">⋅</mo>
                              <msub>
                                <mi>u</mi>
                                <mn>12</mn>
                              </msub>
                            </mrow>
                          </mrow>
                          <msub>
                            <mi>u</mi>
                            <mn>22</mn>
                          </msub>
                        </mfrac>
                      </mtd>
                    </mtr>
                    <mtr>
                      <mtd>
                        <mfrac>
                          <mrow>
                            <msub>
                              <mi>a</mi>
                              <mn>42</mn>
                            </msub>
                            <mo stretchy="false">−</mo>
                            <mrow>
                              <msub>
                                <mi>l</mi>
                                <mn>41</mn>
                              </msub>
                              <mo stretchy="false">⋅</mo>
                              <msub>
                                <mi>u</mi>
                                <mn>12</mn>
                              </msub>
                            </mrow>
                          </mrow>
                          <msub>
                            <mi>u</mi>
                            <mn>22</mn>
                          </msub>
                        </mfrac>
                      </mtd>
                    </mtr>
                    <mtr>
                      <mtd>
                        <mfrac>
                          <mrow>
                            <msub>
                              <mi>a</mi>
                              <mn>52</mn>
                            </msub>
                            <mo stretchy="false">−</mo>
                            <mrow>
                              <msub>
                                <mi>l</mi>
                                <mn>51</mn>
                              </msub>
                              <mo stretchy="false">⋅</mo>
                              <msub>
                                <mi>u</mi>
                                <mn>12</mn>
                              </msub>
                            </mrow>
                          </mrow>
                          <msub>
                            <mi>u</mi>
                            <mn>22</mn>
                          </msub>
                        </mfrac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43</mn>
                        </msub>
                      </mtd>
                    </mtr>
                    <mtr>
                      <mtd>
                        <msub>
                          <mi>l</mi>
                          <mn>53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54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td>
              </mtr>
            </mtable>
          </mrow>
          <mo fence="true" form="postfix" stretchy="true">]</mo>
        </mrow>
        <mo stretchy="false">⋅</mo>
        <mrow>
          <mo fence="true" form="prefix" stretchy="true">[</mo>
          <mrow>
            <mtable>
              <mtr>
                <mtd>
                  <mtable>
                    <mtr>
                      <mtd>
                        <msub>
                          <mi>a</mi>
                          <mn>11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2</mn>
                        </msub>
                      </mtd>
                    </mtr>
                    <mtr>
                      <mtd>
                        <mrow>
                          <msub>
                            <mi>a</mi>
                            <mn>22</mn>
                          </msub>
                          <mo stretchy="false">−</mo>
                          <mrow>
                            <msub>
                              <mi>l</mi>
                              <mn>21</mn>
                            </msub>
                            <mo stretchy="false">⋅</mo>
                            <msub>
                              <mi>a</mi>
                              <mn>12</mn>
                            </msub>
                          </mrow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3</mn>
                        </msub>
                      </mtd>
                    </mtr>
                    <mtr>
                      <mtd>
                        <mrow>
                          <msub>
                            <mi>a</mi>
                            <mn>23</mn>
                          </msub>
                          <mo stretchy="false">−</mo>
                          <mrow>
                            <msub>
                              <mi>l</mi>
                              <mn>21</mn>
                            </msub>
                            <mo stretchy="false">⋅</mo>
                            <msub>
                              <mi>a</mi>
                              <mn>13</mn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a</mi>
                            <mn>33</mn>
                          </msub>
                          <mo stretchy="false">−</mo>
                          <mrow>
                            <msub>
                              <mi>l</mi>
                              <mn>31</mn>
                            </msub>
                            <mo stretchy="false">⋅</mo>
                            <msub>
                              <mi>a</mi>
                              <mn>13</mn>
                            </msub>
                          </mrow>
                          <mo stretchy="false">−</mo>
                          <mrow>
                            <msub>
                              <mi>l</mi>
                              <mn>32</mn>
                            </msub>
                            <mo stretchy="false">⋅</mo>
                            <msub>
                              <mi>u</mi>
                              <mn>23</mn>
                            </msub>
                          </mrow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4</mn>
                        </msub>
                      </mtd>
                    </mtr>
                    <mtr>
                      <mtd>
                        <mrow>
                          <msub>
                            <mi>a</mi>
                            <mn>24</mn>
                          </msub>
                          <mo stretchy="false">−</mo>
                          <mrow>
                            <msub>
                              <mi>l</mi>
                              <mn>21</mn>
                            </msub>
                            <mo stretchy="false">⋅</mo>
                            <msub>
                              <mi>a</mi>
                              <mn>14</mn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a</mi>
                            <mn>34</mn>
                          </msub>
                          <mo stretchy="false">−</mo>
                          <mrow>
                            <msub>
                              <mi>l</mi>
                              <mn>31</mn>
                            </msub>
                            <mo stretchy="false">⋅</mo>
                            <msub>
                              <mi>a</mi>
                              <mn>14</mn>
                            </msub>
                          </mrow>
                          <mo stretchy="false">−</mo>
                          <mrow>
                            <msub>
                              <mi>l</mi>
                              <mn>32</mn>
                            </msub>
                            <mo stretchy="false">⋅</mo>
                            <msub>
                              <mi>u</mi>
                              <mn>24</mn>
                            </msub>
                          </mrow>
                        </mrow>
                      </mtd>
                    </mtr>
                    <mtr>
                      <mtd>
                        <msub>
                          <mi>u</mi>
                          <mn>44</mn>
                        </msub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5</mn>
                        </msub>
                      </mtd>
                    </mtr>
                    <mtr>
                      <mtd>
                        <mrow>
                          <msub>
                            <mi>a</mi>
                            <mn>25</mn>
                          </msub>
                          <mo stretchy="false">−</mo>
                          <mrow>
                            <msub>
                              <mi>l</mi>
                              <mn>21</mn>
                            </msub>
                            <mo stretchy="false">⋅</mo>
                            <msub>
                              <mi>a</mi>
                              <mn>15</mn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a</mi>
                            <mn>35</mn>
                          </msub>
                          <mo stretchy="false">−</mo>
                          <mrow>
                            <msub>
                              <mi>l</mi>
                              <mn>31</mn>
                            </msub>
                            <mo stretchy="false">⋅</mo>
                            <msub>
                              <mi>a</mi>
                              <mn>15</mn>
                            </msub>
                          </mrow>
                          <mo stretchy="false">−</mo>
                          <mrow>
                            <msub>
                              <mi>l</mi>
                              <mn>32</mn>
                            </msub>
                            <mo stretchy="false">⋅</mo>
                            <msub>
                              <mi>u</mi>
                              <mn>25</mn>
                            </msub>
                          </mrow>
                        </mrow>
                      </mtd>
                    </mtr>
                    <mtr>
                      <mtd>
                        <msub>
                          <mi>u</mi>
                          <mn>45</mn>
                        </msub>
                      </mtd>
                    </mtr>
                    <mtr>
                      <mtd>
                        <msub>
                          <mi>u</mi>
                          <mn>55</mn>
                        </msub>
                      </mtd>
                    </mtr>
                  </mtable>
                </mtd>
              </mtr>
            </mtable>
          </mrow>
          <mo fence="true" form="postfix" stretchy="true">]</mo>
        </mrow>
      </mrow>
    </mrow>
    <annotation encoding="StarMath 5.0">
left [ matrix{
	stack{a_11 # a_21 # a_31 # a_41 # a_51} #
	stack{a_12 # a_22 # a_32 # a_42 # a_52} #
	stack{a_13 # a_23 # a_33 # a_43 # a_53} #
	stack{a_14 # a_24 # a_34 # a_44 # a_54} #
	stack{a_15 # a_25 # a_35 # a_45 # a_55} 
} right ]

=
left [ matrix{
	stack{   1 # a_21 over a_11 # a_31 over a_11 # a_41 over a_11 # a_51 over a_11} #
	stack{   0 #    1 # {a_32 - l_31 cdot u_12} over u_22 # {a_42 - l_41 cdot u_12} over u_22 # {a_52 - l_51 cdot u_12} over u_22} #
	stack{   0 #    0 #    1 # l_43 # l_53} #
	stack{   0 #    0 #    0 #    1 # l_54} #
	stack{   0 #    0 #    0 #    0 #    1} 
} right ] cdot
left [ matrix{
	stack{a_11 #    0 #    0 #    0 #    0} #
	stack{a_12 # a_22 - l_21 cdot a_12 #    0 #    0 #    0} #
	stack{a_13 # a_23 - l_21 cdot a_13 # a_33 - l_31 cdot a_13 - l_32 cdot u_23 #    0 #    0} #
	stack{a_14 # a_24 - l_21 cdot a_14 # a_34 - l_31 cdot a_14 - l_32 cdot u_24 # u_44 #    0} #
	stack{a_15 # a_25 - l_21 cdot a_15 # a_35 - l_31 cdot a_15 - l_32 cdot u_25 # u_45 # u_55} 
} right ]
</annotation>
  </semantics>
</math>
</file>

<file path=Object 12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table>
                  <mtr>
                    <mtd>
                      <msub>
                        <mi>a</mi>
                        <mn>11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</mtr>
                  <mtr>
                    <mtd>
                      <msub>
                        <mi>a</mi>
                        <mn>41</mn>
                      </msub>
                    </mtd>
                  </mtr>
                  <mtr>
                    <mtd>
                      <msub>
                        <mi>a</mi>
                        <mn>51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2</mn>
                      </msub>
                    </mtd>
                  </mtr>
                  <mtr>
                    <mtd>
                      <msub>
                        <mi>a</mi>
                        <mn>22</mn>
                      </msub>
                    </mtd>
                  </mtr>
                  <mtr>
                    <mtd>
                      <msub>
                        <mi>a</mi>
                        <mn>32</mn>
                      </msub>
                    </mtd>
                  </mtr>
                  <mtr>
                    <mtd>
                      <msub>
                        <mi>a</mi>
                        <mn>42</mn>
                      </msub>
                    </mtd>
                  </mtr>
                  <mtr>
                    <mtd>
                      <msub>
                        <mi>a</mi>
                        <mn>52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3</mn>
                      </msub>
                    </mtd>
                  </mtr>
                  <mtr>
                    <mtd>
                      <msub>
                        <mi>a</mi>
                        <mn>23</mn>
                      </msub>
                    </mtd>
                  </mtr>
                  <mtr>
                    <mtd>
                      <msub>
                        <mi>a</mi>
                        <mn>33</mn>
                      </msub>
                    </mtd>
                  </mtr>
                  <mtr>
                    <mtd>
                      <msub>
                        <mi>a</mi>
                        <mn>43</mn>
                      </msub>
                    </mtd>
                  </mtr>
                  <mtr>
                    <mtd>
                      <msub>
                        <mi>a</mi>
                        <mn>53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4</mn>
                      </msub>
                    </mtd>
                  </mtr>
                  <mtr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sub>
                        <mi>a</mi>
                        <mn>44</mn>
                      </msub>
                    </mtd>
                  </mtr>
                  <mtr>
                    <mtd>
                      <msub>
                        <mi>a</mi>
                        <mn>54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5</mn>
                      </msub>
                    </mtd>
                  </mtr>
                  <mtr>
                    <mtd>
                      <msub>
                        <mi>a</mi>
                        <mn>25</mn>
                      </msub>
                    </mtd>
                  </mtr>
                  <mtr>
                    <mtd>
                      <msub>
                        <mi>a</mi>
                        <mn>35</mn>
                      </msub>
                    </mtd>
                  </mtr>
                  <mtr>
                    <mtd>
                      <msub>
                        <mi>a</mi>
                        <mn>45</mn>
                      </msub>
                    </mtd>
                  </mtr>
                  <mtr>
                    <mtd>
                      <msub>
                        <mi>a</mi>
                        <mn>55</mn>
                      </msub>
                    </mtd>
                  </mtr>
                </mtable>
              </mtd>
            </mtr>
          </mtable>
        </mrow>
        <mo fence="true" form="postfix" stretchy="true">]</mo>
      </mrow>
      <mo stretchy="false">=</mo>
      <mrow>
        <mrow>
          <mo fence="true" form="prefix" stretchy="true">[</mo>
          <mrow>
            <mtable>
              <mtr>
                <mtd>
                  <mtable>
                    <mtr>
                      <mtd>
                        <mn>1</mn>
                      </mtd>
                    </mtr>
                    <mtr>
                      <mtd>
                        <mfrac>
                          <msub>
                            <mi>a</mi>
                            <mn>2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  <mtr>
                      <mtd>
                        <mfrac>
                          <msub>
                            <mi>a</mi>
                            <mn>3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  <mtr>
                      <mtd>
                        <mfrac>
                          <msub>
                            <mi>a</mi>
                            <mn>4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  <mtr>
                      <mtd>
                        <mfrac>
                          <msub>
                            <mi>a</mi>
                            <mn>5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frac>
                          <mrow>
                            <msub>
                              <mi>a</mi>
                              <mn>32</mn>
                            </msub>
                            <mo stretchy="false">−</mo>
                            <mrow>
                              <msub>
                                <mi>l</mi>
                                <mn>31</mn>
                              </msub>
                              <mo stretchy="false">⋅</mo>
                              <msub>
                                <mi>u</mi>
                                <mn>12</mn>
                              </msub>
                            </mrow>
                          </mrow>
                          <msub>
                            <mi>u</mi>
                            <mn>22</mn>
                          </msub>
                        </mfrac>
                      </mtd>
                    </mtr>
                    <mtr>
                      <mtd>
                        <mfrac>
                          <mrow>
                            <msub>
                              <mi>a</mi>
                              <mn>42</mn>
                            </msub>
                            <mo stretchy="false">−</mo>
                            <mrow>
                              <msub>
                                <mi>l</mi>
                                <mn>41</mn>
                              </msub>
                              <mo stretchy="false">⋅</mo>
                              <msub>
                                <mi>u</mi>
                                <mn>12</mn>
                              </msub>
                            </mrow>
                          </mrow>
                          <msub>
                            <mi>u</mi>
                            <mn>22</mn>
                          </msub>
                        </mfrac>
                      </mtd>
                    </mtr>
                    <mtr>
                      <mtd>
                        <mfrac>
                          <mrow>
                            <msub>
                              <mi>a</mi>
                              <mn>52</mn>
                            </msub>
                            <mo stretchy="false">−</mo>
                            <mrow>
                              <msub>
                                <mi>l</mi>
                                <mn>51</mn>
                              </msub>
                              <mo stretchy="false">⋅</mo>
                              <msub>
                                <mi>u</mi>
                                <mn>12</mn>
                              </msub>
                            </mrow>
                          </mrow>
                          <msub>
                            <mi>u</mi>
                            <mn>22</mn>
                          </msub>
                        </mfrac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frac>
                          <mrow>
                            <msub>
                              <mi>a</mi>
                              <mn>43</mn>
                            </msub>
                            <mo stretchy="false">−</mo>
                            <mrow>
                              <msub>
                                <mi>l</mi>
                                <mn>41</mn>
                              </msub>
                              <mo stretchy="false">⋅</mo>
                              <msub>
                                <mi>u</mi>
                                <mn>13</mn>
                              </msub>
                            </mrow>
                            <mo stretchy="false">−</mo>
                            <mrow>
                              <msub>
                                <mi>l</mi>
                                <mn>42</mn>
                              </msub>
                              <mo stretchy="false">⋅</mo>
                              <msub>
                                <mi>u</mi>
                                <mn>23</mn>
                              </msub>
                            </mrow>
                          </mrow>
                          <msub>
                            <mi>u</mi>
                            <mn>33</mn>
                          </msub>
                        </mfrac>
                      </mtd>
                    </mtr>
                    <mtr>
                      <mtd>
                        <mfrac>
                          <mrow>
                            <msub>
                              <mi>a</mi>
                              <mn>53</mn>
                            </msub>
                            <mo stretchy="false">−</mo>
                            <mrow>
                              <msub>
                                <mi>l</mi>
                                <mn>51</mn>
                              </msub>
                              <mo stretchy="false">⋅</mo>
                              <msub>
                                <mi>u</mi>
                                <mn>13</mn>
                              </msub>
                            </mrow>
                            <mo stretchy="false">−</mo>
                            <mrow>
                              <msub>
                                <mi>l</mi>
                                <mn>52</mn>
                              </msub>
                              <mo stretchy="false">⋅</mo>
                              <msub>
                                <mi>u</mi>
                                <mn>23</mn>
                              </msub>
                            </mrow>
                          </mrow>
                          <msub>
                            <mi>u</mi>
                            <mn>33</mn>
                          </msub>
                        </mfrac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54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td>
              </mtr>
            </mtable>
          </mrow>
          <mo fence="true" form="postfix" stretchy="true">]</mo>
        </mrow>
        <mo stretchy="false">⋅</mo>
        <mrow>
          <mo fence="true" form="prefix" stretchy="true">[</mo>
          <mrow>
            <mtable>
              <mtr>
                <mtd>
                  <mtable>
                    <mtr>
                      <mtd>
                        <msub>
                          <mi>a</mi>
                          <mn>11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2</mn>
                        </msub>
                      </mtd>
                    </mtr>
                    <mtr>
                      <mtd>
                        <mrow>
                          <msub>
                            <mi>a</mi>
                            <mn>22</mn>
                          </msub>
                          <mo stretchy="false">−</mo>
                          <mrow>
                            <msub>
                              <mi>l</mi>
                              <mn>21</mn>
                            </msub>
                            <mo stretchy="false">⋅</mo>
                            <msub>
                              <mi>a</mi>
                              <mn>12</mn>
                            </msub>
                          </mrow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3</mn>
                        </msub>
                      </mtd>
                    </mtr>
                    <mtr>
                      <mtd>
                        <mrow>
                          <msub>
                            <mi>a</mi>
                            <mn>23</mn>
                          </msub>
                          <mo stretchy="false">−</mo>
                          <mrow>
                            <msub>
                              <mi>l</mi>
                              <mn>21</mn>
                            </msub>
                            <mo stretchy="false">⋅</mo>
                            <msub>
                              <mi>a</mi>
                              <mn>13</mn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a</mi>
                            <mn>33</mn>
                          </msub>
                          <mo stretchy="false">−</mo>
                          <mrow>
                            <msub>
                              <mi>l</mi>
                              <mn>31</mn>
                            </msub>
                            <mo stretchy="false">⋅</mo>
                            <msub>
                              <mi>a</mi>
                              <mn>13</mn>
                            </msub>
                          </mrow>
                          <mo stretchy="false">−</mo>
                          <mrow>
                            <msub>
                              <mi>l</mi>
                              <mn>32</mn>
                            </msub>
                            <mo stretchy="false">⋅</mo>
                            <msub>
                              <mi>u</mi>
                              <mn>23</mn>
                            </msub>
                          </mrow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4</mn>
                        </msub>
                      </mtd>
                    </mtr>
                    <mtr>
                      <mtd>
                        <mrow>
                          <msub>
                            <mi>a</mi>
                            <mn>24</mn>
                          </msub>
                          <mo stretchy="false">−</mo>
                          <mrow>
                            <msub>
                              <mi>l</mi>
                              <mn>21</mn>
                            </msub>
                            <mo stretchy="false">⋅</mo>
                            <msub>
                              <mi>a</mi>
                              <mn>14</mn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a</mi>
                            <mn>34</mn>
                          </msub>
                          <mo stretchy="false">−</mo>
                          <mrow>
                            <msub>
                              <mi>l</mi>
                              <mn>31</mn>
                            </msub>
                            <mo stretchy="false">⋅</mo>
                            <msub>
                              <mi>a</mi>
                              <mn>14</mn>
                            </msub>
                          </mrow>
                          <mo stretchy="false">−</mo>
                          <mrow>
                            <msub>
                              <mi>l</mi>
                              <mn>32</mn>
                            </msub>
                            <mo stretchy="false">⋅</mo>
                            <msub>
                              <mi>u</mi>
                              <mn>24</mn>
                            </msub>
                          </mrow>
                        </mrow>
                      </mtd>
                    </mtr>
                    <mtr>
                      <mtd>
                        <msub>
                          <mi>u</mi>
                          <mn>44</mn>
                        </msub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5</mn>
                        </msub>
                      </mtd>
                    </mtr>
                    <mtr>
                      <mtd>
                        <mrow>
                          <msub>
                            <mi>a</mi>
                            <mn>25</mn>
                          </msub>
                          <mo stretchy="false">−</mo>
                          <mrow>
                            <msub>
                              <mi>l</mi>
                              <mn>21</mn>
                            </msub>
                            <mo stretchy="false">⋅</mo>
                            <msub>
                              <mi>a</mi>
                              <mn>15</mn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a</mi>
                            <mn>35</mn>
                          </msub>
                          <mo stretchy="false">−</mo>
                          <mrow>
                            <msub>
                              <mi>l</mi>
                              <mn>31</mn>
                            </msub>
                            <mo stretchy="false">⋅</mo>
                            <msub>
                              <mi>a</mi>
                              <mn>15</mn>
                            </msub>
                          </mrow>
                          <mo stretchy="false">−</mo>
                          <mrow>
                            <msub>
                              <mi>l</mi>
                              <mn>32</mn>
                            </msub>
                            <mo stretchy="false">⋅</mo>
                            <msub>
                              <mi>u</mi>
                              <mn>25</mn>
                            </msub>
                          </mrow>
                        </mrow>
                      </mtd>
                    </mtr>
                    <mtr>
                      <mtd>
                        <msub>
                          <mi>u</mi>
                          <mn>45</mn>
                        </msub>
                      </mtd>
                    </mtr>
                    <mtr>
                      <mtd>
                        <msub>
                          <mi>u</mi>
                          <mn>55</mn>
                        </msub>
                      </mtd>
                    </mtr>
                  </mtable>
                </mtd>
              </mtr>
            </mtable>
          </mrow>
          <mo fence="true" form="postfix" stretchy="true">]</mo>
        </mrow>
      </mrow>
    </mrow>
    <annotation encoding="StarMath 5.0">left [ matrix{
	stack{a_11 # a_21 # a_31 # a_41 # a_51} #
	stack{a_12 # a_22 # a_32 # a_42 # a_52} #
	stack{a_13 # a_23 # a_33 # a_43 # a_53} #
	stack{a_14 # a_24 # a_34 # a_44 # a_54} #
	stack{a_15 # a_25 # a_35 # a_45 # a_55} 
} right ]

=
left [ matrix{
	stack{   1 # a_21 over a_11 # a_31 over a_11 # a_41 over a_11 # a_51 over a_11} #
	stack{   0 #    1 # {a_32 - l_31 cdot u_12} over u_22 # {a_42 - l_41 cdot u_12} over u_22 # {a_52 - l_51 cdot u_12} over u_22} #
	stack{   0 #    0 #    1 # {a_43 - l_41 cdot u_13 - l_42 cdot u_23} over u_33 # {a_53 - l_51 cdot u_13 - l_52 cdot u_23} over u_33 } #
	stack{   0 #    0 #    0 #    1 # l_54} #
	stack{   0 #    0 #    0 #    0 #    1} 
} right ] cdot
left [ matrix{
	stack{a_11 #    0 #    0 #    0 #    0} #
	stack{a_12 # a_22 - l_21 cdot a_12 #    0 #    0 #    0} #
	stack{a_13 # a_23 - l_21 cdot a_13 # a_33 - l_31 cdot a_13 - l_32 cdot u_23 #    0 #    0} #
	stack{a_14 # a_24 - l_21 cdot a_14 # a_34 - l_31 cdot a_14 - l_32 cdot u_24 # u_44 #    0} #
	stack{a_15 # a_25 - l_21 cdot a_15 # a_35 - l_31 cdot a_15 - l_32 cdot u_25 # u_45 # u_55} 
} right ]
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o fence="true" form="prefix" stretchy="true">[</mo>
              <mrow>
                <mtable>
                  <mtr>
                    <mtd>
                      <mtable>
                        <mtr>
                          <mtd>
                            <msub>
                              <mi>a</mi>
                              <mn>11</mn>
                            </msub>
                          </mtd>
                        </mtr>
                        <mtr>
                          <mtd>
                            <msub>
                              <mi>a</mi>
                              <mn>21</mn>
                            </msub>
                          </mtd>
                        </mtr>
                        <mtr>
                          <mtd>
                            <msub>
                              <mi>a</mi>
                              <mn>31</mn>
                            </msub>
                          </mtd>
                        </mtr>
                        <mtr>
                          <mtd>
                            <msub>
                              <mi>a</mi>
                              <mn>41</mn>
                            </msub>
                          </mtd>
                        </mtr>
                        <mtr>
                          <mtd>
                            <msub>
                              <mi>a</mi>
                              <mn>51</mn>
                            </msub>
                          </mtd>
                        </mtr>
                      </mtable>
                    </mtd>
                    <mtd>
                      <mtable>
                        <mtr>
                          <mtd>
                            <msub>
                              <mi>a</mi>
                              <mn>12</mn>
                            </msub>
                          </mtd>
                        </mtr>
                        <mtr>
                          <mtd>
                            <msub>
                              <mi>a</mi>
                              <mn>22</mn>
                            </msub>
                          </mtd>
                        </mtr>
                        <mtr>
                          <mtd>
                            <msub>
                              <mi>a</mi>
                              <mn>32</mn>
                            </msub>
                          </mtd>
                        </mtr>
                        <mtr>
                          <mtd>
                            <msub>
                              <mi>a</mi>
                              <mn>42</mn>
                            </msub>
                          </mtd>
                        </mtr>
                        <mtr>
                          <mtd>
                            <msub>
                              <mi>a</mi>
                              <mn>52</mn>
                            </msub>
                          </mtd>
                        </mtr>
                      </mtable>
                    </mtd>
                    <mtd>
                      <mtable>
                        <mtr>
                          <mtd>
                            <msub>
                              <mi>a</mi>
                              <mn>13</mn>
                            </msub>
                          </mtd>
                        </mtr>
                        <mtr>
                          <mtd>
                            <msub>
                              <mi>a</mi>
                              <mn>23</mn>
                            </msub>
                          </mtd>
                        </mtr>
                        <mtr>
                          <mtd>
                            <msub>
                              <mi>a</mi>
                              <mn>33</mn>
                            </msub>
                          </mtd>
                        </mtr>
                        <mtr>
                          <mtd>
                            <msub>
                              <mi>a</mi>
                              <mn>43</mn>
                            </msub>
                          </mtd>
                        </mtr>
                        <mtr>
                          <mtd>
                            <msub>
                              <mi>a</mi>
                              <mn>53</mn>
                            </msub>
                          </mtd>
                        </mtr>
                      </mtable>
                    </mtd>
                    <mtd>
                      <mtable>
                        <mtr>
                          <mtd>
                            <msub>
                              <mi>a</mi>
                              <mn>14</mn>
                            </msub>
                          </mtd>
                        </mtr>
                        <mtr>
                          <mtd>
                            <msub>
                              <mi>a</mi>
                              <mn>24</mn>
                            </msub>
                          </mtd>
                        </mtr>
                        <mtr>
                          <mtd>
                            <msub>
                              <mi>a</mi>
                              <mn>34</mn>
                            </msub>
                          </mtd>
                        </mtr>
                        <mtr>
                          <mtd>
                            <msub>
                              <mi>a</mi>
                              <mn>44</mn>
                            </msub>
                          </mtd>
                        </mtr>
                        <mtr>
                          <mtd>
                            <msub>
                              <mi>a</mi>
                              <mn>54</mn>
                            </msub>
                          </mtd>
                        </mtr>
                      </mtable>
                    </mtd>
                    <mtd>
                      <mtable>
                        <mtr>
                          <mtd>
                            <msub>
                              <mi>a</mi>
                              <mn>15</mn>
                            </msub>
                          </mtd>
                        </mtr>
                        <mtr>
                          <mtd>
                            <msub>
                              <mi>a</mi>
                              <mn>25</mn>
                            </msub>
                          </mtd>
                        </mtr>
                        <mtr>
                          <mtd>
                            <msub>
                              <mi>a</mi>
                              <mn>35</mn>
                            </msub>
                          </mtd>
                        </mtr>
                        <mtr>
                          <mtd>
                            <msub>
                              <mi>a</mi>
                              <mn>45</mn>
                            </msub>
                          </mtd>
                        </mtr>
                        <mtr>
                          <mtd>
                            <msub>
                              <mi>a</mi>
                              <mn>55</mn>
                            </msub>
                          </mtd>
                        </mtr>
                      </mtable>
                    </mtd>
                  </mtr>
                </mtable>
              </mrow>
              <mo fence="true" form="postfix" stretchy="true">]</mo>
            </mrow>
            <mo stretchy="false">=</mo>
            <mrow>
              <mo fence="true" form="prefix" stretchy="true">[</mo>
              <mrow>
                <mtable>
                  <mtr>
                    <mtd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frac>
                              <msub>
                                <mi>a</mi>
                                <mn>21</mn>
                              </msub>
                              <msub>
                                <mi>a</mi>
                                <mn>11</mn>
                              </msub>
                            </mfrac>
                          </mtd>
                        </mtr>
                        <mtr>
                          <mtd>
                            <mfrac>
                              <msub>
                                <mi>a</mi>
                                <mn>31</mn>
                              </msub>
                              <msub>
                                <mi>a</mi>
                                <mn>11</mn>
                              </msub>
                            </mfrac>
                          </mtd>
                        </mtr>
                        <mtr>
                          <mtd>
                            <mfrac>
                              <msub>
                                <mi>a</mi>
                                <mn>41</mn>
                              </msub>
                              <msub>
                                <mi>a</mi>
                                <mn>11</mn>
                              </msub>
                            </mfrac>
                          </mtd>
                        </mtr>
                        <mtr>
                          <mtd>
                            <mfrac>
                              <msub>
                                <mi>a</mi>
                                <mn>51</mn>
                              </msub>
                              <msub>
                                <mi>a</mi>
                                <mn>11</mn>
                              </msub>
                            </mfrac>
                          </mtd>
                        </mtr>
                      </mtable>
                    </mtd>
                    <mtd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frac>
                              <mrow>
                                <msub>
                                  <mi>a</mi>
                                  <mn>32</mn>
                                </msub>
                                <mo stretchy="false">−</mo>
                                <mrow>
                                  <msub>
                                    <mi>l</mi>
                                    <mn>31</mn>
                                  </msub>
                                  <mo stretchy="false">⋅</mo>
                                  <msub>
                                    <mi>u</mi>
                                    <mn>12</mn>
                                  </msub>
                                </mrow>
                              </mrow>
                              <msub>
                                <mi>u</mi>
                                <mn>22</mn>
                              </msub>
                            </mfrac>
                          </mtd>
                        </mtr>
                        <mtr>
                          <mtd>
                            <mfrac>
                              <mrow>
                                <msub>
                                  <mi>a</mi>
                                  <mn>42</mn>
                                </msub>
                                <mo stretchy="false">−</mo>
                                <mrow>
                                  <msub>
                                    <mi>l</mi>
                                    <mn>41</mn>
                                  </msub>
                                  <mo stretchy="false">⋅</mo>
                                  <msub>
                                    <mi>u</mi>
                                    <mn>12</mn>
                                  </msub>
                                </mrow>
                              </mrow>
                              <msub>
                                <mi>u</mi>
                                <mn>22</mn>
                              </msub>
                            </mfrac>
                          </mtd>
                        </mtr>
                        <mtr>
                          <mtd>
                            <mfrac>
                              <mrow>
                                <msub>
                                  <mi>a</mi>
                                  <mn>52</mn>
                                </msub>
                                <mo stretchy="false">−</mo>
                                <mrow>
                                  <msub>
                                    <mi>l</mi>
                                    <mn>51</mn>
                                  </msub>
                                  <mo stretchy="false">⋅</mo>
                                  <msub>
                                    <mi>u</mi>
                                    <mn>12</mn>
                                  </msub>
                                </mrow>
                              </mrow>
                              <msub>
                                <mi>u</mi>
                                <mn>22</mn>
                              </msub>
                            </mfrac>
                          </mtd>
                        </mtr>
                      </mtable>
                    </mtd>
                    <mtd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frac>
                              <mrow>
                                <msub>
                                  <mi>a</mi>
                                  <mn>43</mn>
                                </msub>
                                <mo stretchy="false">−</mo>
                                <mrow>
                                  <msub>
                                    <mi>l</mi>
                                    <mn>41</mn>
                                  </msub>
                                  <mo stretchy="false">⋅</mo>
                                  <msub>
                                    <mi>u</mi>
                                    <mn>13</mn>
                                  </msub>
                                </mrow>
                                <mo stretchy="false">−</mo>
                                <mrow>
                                  <msub>
                                    <mi>l</mi>
                                    <mn>42</mn>
                                  </msub>
                                  <mo stretchy="false">⋅</mo>
                                  <msub>
                                    <mi>u</mi>
                                    <mn>23</mn>
                                  </msub>
                                </mrow>
                              </mrow>
                              <msub>
                                <mi>u</mi>
                                <mn>33</mn>
                              </msub>
                            </mfrac>
                          </mtd>
                        </mtr>
                        <mtr>
                          <mtd>
                            <mfrac>
                              <mrow>
                                <msub>
                                  <mi>a</mi>
                                  <mn>53</mn>
                                </msub>
                                <mo stretchy="false">−</mo>
                                <mrow>
                                  <msub>
                                    <mi>l</mi>
                                    <mn>51</mn>
                                  </msub>
                                  <mo stretchy="false">⋅</mo>
                                  <msub>
                                    <mi>u</mi>
                                    <mn>13</mn>
                                  </msub>
                                </mrow>
                                <mo stretchy="false">−</mo>
                                <mrow>
                                  <msub>
                                    <mi>l</mi>
                                    <mn>52</mn>
                                  </msub>
                                  <mo stretchy="false">⋅</mo>
                                  <msub>
                                    <mi>u</mi>
                                    <mn>23</mn>
                                  </msub>
                                </mrow>
                              </mrow>
                              <msub>
                                <mi>u</mi>
                                <mn>33</mn>
                              </msub>
                            </mfrac>
                          </mtd>
                        </mtr>
                      </mtable>
                    </mtd>
                    <mtd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sub>
                              <mi>l</mi>
                              <mn>54</mn>
                            </msub>
                          </mtd>
                        </mtr>
                      </mtable>
                    </mtd>
                    <mtd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</mtd>
                  </mtr>
                </mtable>
              </mrow>
              <mo fence="true" form="postfix" stretchy="true">]</mo>
            </mrow>
          </mrow>
        </mtd>
      </mtr>
      <mtr>
        <mtd>
          <mrow>
            <mo fence="true" form="prefix" stretchy="true">[</mo>
            <mrow>
              <mtable>
                <mtr>
                  <mtd>
                    <mtable>
                      <mtr>
                        <mtd>
                          <msub>
                            <mi>a</mi>
                            <mn>11</mn>
                          </msub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td>
                  <mtd>
                    <mtable>
                      <mtr>
                        <mtd>
                          <msub>
                            <mi>a</mi>
                            <mn>12</mn>
                          </msub>
                        </mtd>
                      </mtr>
                      <mtr>
                        <mtd>
                          <mrow>
                            <msub>
                              <mi>a</mi>
                              <mn>22</mn>
                            </msub>
                            <mo stretchy="false">−</mo>
                            <mrow>
                              <msub>
                                <mi>l</mi>
                                <mn>21</mn>
                              </msub>
                              <mo stretchy="false">⋅</mo>
                              <msub>
                                <mi>a</mi>
                                <mn>12</mn>
                              </msub>
                            </mrow>
                          </mrow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td>
                  <mtd>
                    <mtable>
                      <mtr>
                        <mtd>
                          <msub>
                            <mi>a</mi>
                            <mn>13</mn>
                          </msub>
                        </mtd>
                      </mtr>
                      <mtr>
                        <mtd>
                          <mrow>
                            <msub>
                              <mi>a</mi>
                              <mn>23</mn>
                            </msub>
                            <mo stretchy="false">−</mo>
                            <mrow>
                              <msub>
                                <mi>l</mi>
                                <mn>21</mn>
                              </msub>
                              <mo stretchy="false">⋅</mo>
                              <msub>
                                <mi>a</mi>
                                <mn>13</mn>
                              </msub>
                            </mrow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33</mn>
                            </msub>
                            <mo stretchy="false">−</mo>
                            <mrow>
                              <msub>
                                <mi>l</mi>
                                <mn>31</mn>
                              </msub>
                              <mo stretchy="false">⋅</mo>
                              <msub>
                                <mi>a</mi>
                                <mn>13</mn>
                              </msub>
                            </mrow>
                            <mo stretchy="false">−</mo>
                            <mrow>
                              <msub>
                                <mi>l</mi>
                                <mn>32</mn>
                              </msub>
                              <mo stretchy="false">⋅</mo>
                              <msub>
                                <mi>u</mi>
                                <mn>23</mn>
                              </msub>
                            </mrow>
                          </mrow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td>
                  <mtd>
                    <mtable>
                      <mtr>
                        <mtd>
                          <msub>
                            <mi>a</mi>
                            <mn>14</mn>
                          </msub>
                        </mtd>
                      </mtr>
                      <mtr>
                        <mtd>
                          <mrow>
                            <msub>
                              <mi>a</mi>
                              <mn>24</mn>
                            </msub>
                            <mo stretchy="false">−</mo>
                            <mrow>
                              <msub>
                                <mi>l</mi>
                                <mn>21</mn>
                              </msub>
                              <mo stretchy="false">⋅</mo>
                              <msub>
                                <mi>a</mi>
                                <mn>14</mn>
                              </msub>
                            </mrow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34</mn>
                            </msub>
                            <mo stretchy="false">−</mo>
                            <mrow>
                              <msub>
                                <mi>l</mi>
                                <mn>31</mn>
                              </msub>
                              <mo stretchy="false">⋅</mo>
                              <msub>
                                <mi>a</mi>
                                <mn>14</mn>
                              </msub>
                            </mrow>
                            <mo stretchy="false">−</mo>
                            <mrow>
                              <msub>
                                <mi>l</mi>
                                <mn>32</mn>
                              </msub>
                              <mo stretchy="false">⋅</mo>
                              <msub>
                                <mi>u</mi>
                                <mn>24</mn>
                              </msub>
                            </mrow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44</mn>
                            </msub>
                            <mo stretchy="false">−</mo>
                            <mrow>
                              <msub>
                                <mi>l</mi>
                                <mn>41</mn>
                              </msub>
                              <mo stretchy="false">⋅</mo>
                              <msub>
                                <mi>a</mi>
                                <mn>14</mn>
                              </msub>
                            </mrow>
                            <mo stretchy="false">−</mo>
                            <mrow>
                              <msub>
                                <mi>l</mi>
                                <mn>42</mn>
                              </msub>
                              <mo stretchy="false">⋅</mo>
                              <msub>
                                <mi>u</mi>
                                <mn>24</mn>
                              </msub>
                            </mrow>
                            <mo stretchy="false">−</mo>
                            <mrow>
                              <msub>
                                <mi>l</mi>
                                <mn>43</mn>
                              </msub>
                              <mo stretchy="false">⋅</mo>
                              <msub>
                                <mi>u</mi>
                                <mn>34</mn>
                              </msub>
                            </mrow>
                          </mrow>
                        </mtd>
                      </mtr>
                      <mtr>
                        <mtd>
                          <mn>0</mn>
                        </mtd>
                      </mtr>
                    </mtable>
                  </mtd>
                  <mtd>
                    <mtable>
                      <mtr>
                        <mtd>
                          <msub>
                            <mi>a</mi>
                            <mn>15</mn>
                          </msub>
                        </mtd>
                      </mtr>
                      <mtr>
                        <mtd>
                          <mrow>
                            <msub>
                              <mi>a</mi>
                              <mn>25</mn>
                            </msub>
                            <mo stretchy="false">−</mo>
                            <mrow>
                              <msub>
                                <mi>l</mi>
                                <mn>21</mn>
                              </msub>
                              <mo stretchy="false">⋅</mo>
                              <msub>
                                <mi>a</mi>
                                <mn>15</mn>
                              </msub>
                            </mrow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35</mn>
                            </msub>
                            <mo stretchy="false">−</mo>
                            <mrow>
                              <msub>
                                <mi>l</mi>
                                <mn>31</mn>
                              </msub>
                              <mo stretchy="false">⋅</mo>
                              <msub>
                                <mi>a</mi>
                                <mn>15</mn>
                              </msub>
                            </mrow>
                            <mo stretchy="false">−</mo>
                            <mrow>
                              <msub>
                                <mi>l</mi>
                                <mn>32</mn>
                              </msub>
                              <mo stretchy="false">⋅</mo>
                              <msub>
                                <mi>u</mi>
                                <mn>25</mn>
                              </msub>
                            </mrow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45</mn>
                            </msub>
                            <mo stretchy="false">−</mo>
                            <mrow>
                              <msub>
                                <mi>l</mi>
                                <mn>41</mn>
                              </msub>
                              <mo stretchy="false">⋅</mo>
                              <msub>
                                <mi>a</mi>
                                <mn>15</mn>
                              </msub>
                            </mrow>
                            <mo stretchy="false">−</mo>
                            <mrow>
                              <msub>
                                <mi>l</mi>
                                <mn>42</mn>
                              </msub>
                              <mo stretchy="false">⋅</mo>
                              <msub>
                                <mi>u</mi>
                                <mn>25</mn>
                              </msub>
                            </mrow>
                            <mo stretchy="false">−</mo>
                            <mrow>
                              <msub>
                                <mi>l</mi>
                                <mn>43</mn>
                              </msub>
                              <mo stretchy="false">⋅</mo>
                              <msub>
                                <mi>u</mi>
                                <mn>35</mn>
                              </msub>
                            </mrow>
                          </mrow>
                        </mtd>
                      </mtr>
                      <mtr>
                        <mtd>
                          <msub>
                            <mi>u</mi>
                            <mn>55</mn>
                          </msub>
                        </mtd>
                      </mtr>
                    </mtable>
                  </mtd>
                </mtr>
              </mtable>
            </mrow>
            <mo fence="true" form="postfix" stretchy="true">]</mo>
          </mrow>
        </mtd>
      </mtr>
    </mtable>
    <annotation encoding="StarMath 5.0">left [ matrix{
	stack{a_11 # a_21 # a_31 # a_41 # a_51} #
	stack{a_12 # a_22 # a_32 # a_42 # a_52} #
	stack{a_13 # a_23 # a_33 # a_43 # a_53} #
	stack{a_14 # a_24 # a_34 # a_44 # a_54} #
	stack{a_15 # a_25 # a_35 # a_45 # a_55} 
} right ]

=
left [ matrix{
	stack{   1 # a_21 over a_11 # a_31 over a_11 # a_41 over a_11 # a_51 over a_11} #
	stack{   0 #    1 # {a_32 - l_31 cdot u_12} over u_22 # {a_42 - l_41 cdot u_12} over u_22 # {a_52 - l_51 cdot u_12} over u_22} #
	stack{   0 #    0 #    1 # {a_43 - l_41 cdot u_13 - l_42 cdot u_23} over u_33 # {a_53 - l_51 cdot u_13 - l_52 cdot u_23} over u_33 } #
	stack{   0 #    0 #    0 #    1 # l_54} #
	stack{   0 #    0 #    0 #    0 #    1} 
} right ] newline
left [ matrix{
	stack{a_11 #    0 #    0 #    0 #    0} #
	stack{a_12 # a_22 - l_21 cdot a_12 #    0 #    0 #    0} #
	stack{a_13 # a_23 - l_21 cdot a_13 # a_33 - l_31 cdot a_13 - l_32 cdot u_23 #    0 #    0} #
	stack{a_14 # a_24 - l_21 cdot a_14 # a_34 - l_31 cdot a_14 - l_32 cdot u_24 # a_44 - l_41 cdot a_14 - l_42 cdot u_24 - l_43 cdot u_34 #    0} #
	stack{a_15 # a_25 - l_21 cdot a_15 # a_35 - l_31 cdot a_15 - l_32 cdot u_25 # a_45 - l_41 cdot a_15 - l_42 cdot u_25 - l_43 cdot u_35 # u_55} 
} right ]
</annotation>
  </semantics>
</math>
</file>

<file path=Object 14/content.xml><?xml version="1.0" encoding="utf-8"?>
<math xmlns="http://www.w3.org/1998/Math/MathML" display="block">
  <semantics>
    <mtable>
      <mtr>
        <mtd>
          <mrow>
            <mrow>
              <mo fence="true" form="prefix" stretchy="true">[</mo>
              <mrow>
                <mtable>
                  <mtr>
                    <mtd>
                      <mtable>
                        <mtr>
                          <mtd>
                            <msub>
                              <mi>a</mi>
                              <mn>11</mn>
                            </msub>
                          </mtd>
                        </mtr>
                        <mtr>
                          <mtd>
                            <msub>
                              <mi>a</mi>
                              <mn>21</mn>
                            </msub>
                          </mtd>
                        </mtr>
                        <mtr>
                          <mtd>
                            <msub>
                              <mi>a</mi>
                              <mn>31</mn>
                            </msub>
                          </mtd>
                        </mtr>
                        <mtr>
                          <mtd>
                            <msub>
                              <mi>a</mi>
                              <mn>41</mn>
                            </msub>
                          </mtd>
                        </mtr>
                        <mtr>
                          <mtd>
                            <msub>
                              <mi>a</mi>
                              <mn>51</mn>
                            </msub>
                          </mtd>
                        </mtr>
                      </mtable>
                    </mtd>
                    <mtd>
                      <mtable>
                        <mtr>
                          <mtd>
                            <msub>
                              <mi>a</mi>
                              <mn>12</mn>
                            </msub>
                          </mtd>
                        </mtr>
                        <mtr>
                          <mtd>
                            <msub>
                              <mi>a</mi>
                              <mn>22</mn>
                            </msub>
                          </mtd>
                        </mtr>
                        <mtr>
                          <mtd>
                            <msub>
                              <mi>a</mi>
                              <mn>32</mn>
                            </msub>
                          </mtd>
                        </mtr>
                        <mtr>
                          <mtd>
                            <msub>
                              <mi>a</mi>
                              <mn>42</mn>
                            </msub>
                          </mtd>
                        </mtr>
                        <mtr>
                          <mtd>
                            <msub>
                              <mi>a</mi>
                              <mn>52</mn>
                            </msub>
                          </mtd>
                        </mtr>
                      </mtable>
                    </mtd>
                    <mtd>
                      <mtable>
                        <mtr>
                          <mtd>
                            <msub>
                              <mi>a</mi>
                              <mn>13</mn>
                            </msub>
                          </mtd>
                        </mtr>
                        <mtr>
                          <mtd>
                            <msub>
                              <mi>a</mi>
                              <mn>23</mn>
                            </msub>
                          </mtd>
                        </mtr>
                        <mtr>
                          <mtd>
                            <msub>
                              <mi>a</mi>
                              <mn>33</mn>
                            </msub>
                          </mtd>
                        </mtr>
                        <mtr>
                          <mtd>
                            <msub>
                              <mi>a</mi>
                              <mn>43</mn>
                            </msub>
                          </mtd>
                        </mtr>
                        <mtr>
                          <mtd>
                            <msub>
                              <mi>a</mi>
                              <mn>53</mn>
                            </msub>
                          </mtd>
                        </mtr>
                      </mtable>
                    </mtd>
                    <mtd>
                      <mtable>
                        <mtr>
                          <mtd>
                            <msub>
                              <mi>a</mi>
                              <mn>14</mn>
                            </msub>
                          </mtd>
                        </mtr>
                        <mtr>
                          <mtd>
                            <msub>
                              <mi>a</mi>
                              <mn>24</mn>
                            </msub>
                          </mtd>
                        </mtr>
                        <mtr>
                          <mtd>
                            <msub>
                              <mi>a</mi>
                              <mn>34</mn>
                            </msub>
                          </mtd>
                        </mtr>
                        <mtr>
                          <mtd>
                            <msub>
                              <mi>a</mi>
                              <mn>44</mn>
                            </msub>
                          </mtd>
                        </mtr>
                        <mtr>
                          <mtd>
                            <msub>
                              <mi>a</mi>
                              <mn>54</mn>
                            </msub>
                          </mtd>
                        </mtr>
                      </mtable>
                    </mtd>
                    <mtd>
                      <mtable>
                        <mtr>
                          <mtd>
                            <msub>
                              <mi>a</mi>
                              <mn>15</mn>
                            </msub>
                          </mtd>
                        </mtr>
                        <mtr>
                          <mtd>
                            <msub>
                              <mi>a</mi>
                              <mn>25</mn>
                            </msub>
                          </mtd>
                        </mtr>
                        <mtr>
                          <mtd>
                            <msub>
                              <mi>a</mi>
                              <mn>35</mn>
                            </msub>
                          </mtd>
                        </mtr>
                        <mtr>
                          <mtd>
                            <msub>
                              <mi>a</mi>
                              <mn>45</mn>
                            </msub>
                          </mtd>
                        </mtr>
                        <mtr>
                          <mtd>
                            <msub>
                              <mi>a</mi>
                              <mn>55</mn>
                            </msub>
                          </mtd>
                        </mtr>
                      </mtable>
                    </mtd>
                  </mtr>
                </mtable>
              </mrow>
              <mo fence="true" form="postfix" stretchy="true">]</mo>
            </mrow>
            <mo stretchy="false">=</mo>
            <mrow>
              <mo fence="true" form="prefix" stretchy="true">[</mo>
              <mrow>
                <mrow>
                  <mtable>
                    <mtr>
                      <mtd>
                        <mtable>
                          <mtr>
                            <mtd>
                              <mn>1</mn>
                            </mtd>
                          </mtr>
                          <mtr>
                            <mtd>
                              <mfrac>
                                <msub>
                                  <mi>a</mi>
                                  <mn>21</mn>
                                </msub>
                                <msub>
                                  <mi>a</mi>
                                  <mn>11</mn>
                                </msub>
                              </mfrac>
                            </mtd>
                          </mtr>
                          <mtr>
                            <mtd>
                              <mfrac>
                                <msub>
                                  <mi>a</mi>
                                  <mn>31</mn>
                                </msub>
                                <msub>
                                  <mi>a</mi>
                                  <mn>11</mn>
                                </msub>
                              </mfrac>
                            </mtd>
                          </mtr>
                          <mtr>
                            <mtd>
                              <mfrac>
                                <msub>
                                  <mi>a</mi>
                                  <mn>41</mn>
                                </msub>
                                <msub>
                                  <mi>a</mi>
                                  <mn>11</mn>
                                </msub>
                              </mfrac>
                            </mtd>
                          </mtr>
                          <mtr>
                            <mtd>
                              <mfrac>
                                <msub>
                                  <mi>a</mi>
                                  <mn>51</mn>
                                </msub>
                                <msub>
                                  <mi>a</mi>
                                  <mn>11</mn>
                                </msub>
                              </mfrac>
                            </mtd>
                          </mtr>
                        </mtable>
                      </mtd>
                      <mtd>
                        <mtable>
                          <mtr>
                            <mtd>
                              <mn>0</mn>
                            </mtd>
                          </mtr>
                          <mtr>
                            <mtd>
                              <mn>1</mn>
                            </mtd>
                          </mtr>
                          <mtr>
                            <mtd>
                              <mfrac>
                                <mrow>
                                  <msub>
                                    <mi>a</mi>
                                    <mn>32</mn>
                                  </msub>
                                  <mo stretchy="false">−</mo>
                                  <mrow>
                                    <msub>
                                      <mi>l</mi>
                                      <mn>31</mn>
                                    </msub>
                                    <mo stretchy="false">⋅</mo>
                                    <msub>
                                      <mi>u</mi>
                                      <mn>12</mn>
                                    </msub>
                                  </mrow>
                                </mrow>
                                <msub>
                                  <mi>u</mi>
                                  <mn>22</mn>
                                </msub>
                              </mfrac>
                            </mtd>
                          </mtr>
                          <mtr>
                            <mtd>
                              <mfrac>
                                <mrow>
                                  <msub>
                                    <mi>a</mi>
                                    <mn>42</mn>
                                  </msub>
                                  <mo stretchy="false">−</mo>
                                  <mrow>
                                    <msub>
                                      <mi>l</mi>
                                      <mn>41</mn>
                                    </msub>
                                    <mo stretchy="false">⋅</mo>
                                    <msub>
                                      <mi>u</mi>
                                      <mn>12</mn>
                                    </msub>
                                  </mrow>
                                </mrow>
                                <msub>
                                  <mi>u</mi>
                                  <mn>22</mn>
                                </msub>
                              </mfrac>
                            </mtd>
                          </mtr>
                          <mtr>
                            <mtd>
                              <mfrac>
                                <mrow>
                                  <msub>
                                    <mi>a</mi>
                                    <mn>52</mn>
                                  </msub>
                                  <mo stretchy="false">−</mo>
                                  <mrow>
                                    <msub>
                                      <mi>l</mi>
                                      <mn>51</mn>
                                    </msub>
                                    <mo stretchy="false">⋅</mo>
                                    <msub>
                                      <mi>u</mi>
                                      <mn>12</mn>
                                    </msub>
                                  </mrow>
                                </mrow>
                                <msub>
                                  <mi>u</mi>
                                  <mn>22</mn>
                                </msub>
                              </mfrac>
                            </mtd>
                          </mtr>
                        </mtable>
                      </mtd>
                      <mtd>
                        <mtable>
                          <mtr>
                            <mtd>
                              <mn>0</mn>
                            </mtd>
                          </mtr>
                          <mtr>
                            <mtd>
                              <mn>0</mn>
                            </mtd>
                          </mtr>
                          <mtr>
                            <mtd>
                              <mn>1</mn>
                            </mtd>
                          </mtr>
                          <mtr>
                            <mtd>
                              <mfrac>
                                <mrow>
                                  <msub>
                                    <mi>a</mi>
                                    <mn>43</mn>
                                  </msub>
                                  <mo stretchy="false">−</mo>
                                  <mrow>
                                    <msub>
                                      <mi>l</mi>
                                      <mn>41</mn>
                                    </msub>
                                    <mo stretchy="false">⋅</mo>
                                    <msub>
                                      <mi>u</mi>
                                      <mn>13</mn>
                                    </msub>
                                  </mrow>
                                  <mo stretchy="false">−</mo>
                                  <mrow>
                                    <msub>
                                      <mi>l</mi>
                                      <mn>42</mn>
                                    </msub>
                                    <mo stretchy="false">⋅</mo>
                                    <msub>
                                      <mi>u</mi>
                                      <mn>23</mn>
                                    </msub>
                                  </mrow>
                                </mrow>
                                <msub>
                                  <mi>u</mi>
                                  <mn>33</mn>
                                </msub>
                              </mfrac>
                            </mtd>
                          </mtr>
                          <mtr>
                            <mtd>
                              <mfrac>
                                <mrow>
                                  <msub>
                                    <mi>a</mi>
                                    <mn>53</mn>
                                  </msub>
                                  <mo stretchy="false">−</mo>
                                  <mrow>
                                    <msub>
                                      <mi>l</mi>
                                      <mn>51</mn>
                                    </msub>
                                    <mo stretchy="false">⋅</mo>
                                    <msub>
                                      <mi>u</mi>
                                      <mn>13</mn>
                                    </msub>
                                  </mrow>
                                  <mo stretchy="false">−</mo>
                                  <mrow>
                                    <msub>
                                      <mi>l</mi>
                                      <mn>52</mn>
                                    </msub>
                                    <mo stretchy="false">⋅</mo>
                                    <msub>
                                      <mi>u</mi>
                                      <mn>23</mn>
                                    </msub>
                                  </mrow>
                                </mrow>
                                <msub>
                                  <mi>u</mi>
                                  <mn>33</mn>
                                </msub>
                              </mfrac>
                            </mtd>
                          </mtr>
                        </mtable>
                      </mtd>
                      <mtd>
                        <mtable>
                          <mtr>
                            <mtd>
                              <mn>0</mn>
                            </mtd>
                          </mtr>
                          <mtr>
                            <mtd>
                              <mn>0</mn>
                            </mtd>
                          </mtr>
                          <mtr>
                            <mtd>
                              <mn>0</mn>
                            </mtd>
                          </mtr>
                          <mtr>
                            <mtd>
                              <mn>1</mn>
                            </mtd>
                          </mtr>
                          <mtr>
                            <mtd>
                              <mfrac>
                                <mrow>
                                  <msub>
                                    <mi>a</mi>
                                    <mn>54</mn>
                                  </msub>
                                  <mo stretchy="false">−</mo>
                                  <mrow>
                                    <msub>
                                      <mi>l</mi>
                                      <mn>51</mn>
                                    </msub>
                                    <mo stretchy="false">⋅</mo>
                                    <msub>
                                      <mi>u</mi>
                                      <mn>14</mn>
                                    </msub>
                                  </mrow>
                                  <mo stretchy="false">−</mo>
                                  <mrow>
                                    <msub>
                                      <mi>l</mi>
                                      <mn>52</mn>
                                    </msub>
                                    <mo stretchy="false">⋅</mo>
                                    <msub>
                                      <mi>u</mi>
                                      <mn>24</mn>
                                    </msub>
                                  </mrow>
                                  <mo stretchy="false">−</mo>
                                  <mrow>
                                    <msub>
                                      <mi>l</mi>
                                      <mn>53</mn>
                                    </msub>
                                    <mo stretchy="false">⋅</mo>
                                    <msub>
                                      <mi>u</mi>
                                      <mn>34</mn>
                                    </msub>
                                  </mrow>
                                </mrow>
                                <msub>
                                  <mi>u</mi>
                                  <mn>44</mn>
                                </msub>
                              </mfrac>
                            </mtd>
                          </mtr>
                        </mtable>
                      </mtd>
                    </mtr>
                  </mtable>
                  <mrow/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  <mrow/>
                </mrow>
              </mrow>
              <mo fence="true" form="postfix" stretchy="true">]</mo>
            </mrow>
          </mrow>
        </mtd>
      </mtr>
      <mtr>
        <mtd>
          <mrow>
            <mo fence="true" form="prefix" stretchy="true">[</mo>
            <mrow>
              <mtable>
                <mtr>
                  <mtd>
                    <mtable>
                      <mtr>
                        <mtd>
                          <msub>
                            <mi>a</mi>
                            <mn>11</mn>
                          </msub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td>
                  <mtd>
                    <mtable>
                      <mtr>
                        <mtd>
                          <msub>
                            <mi>a</mi>
                            <mn>12</mn>
                          </msub>
                        </mtd>
                      </mtr>
                      <mtr>
                        <mtd>
                          <mrow>
                            <msub>
                              <mi>a</mi>
                              <mn>22</mn>
                            </msub>
                            <mo stretchy="false">−</mo>
                            <mrow>
                              <msub>
                                <mi>l</mi>
                                <mn>21</mn>
                              </msub>
                              <mo stretchy="false">⋅</mo>
                              <msub>
                                <mi>a</mi>
                                <mn>12</mn>
                              </msub>
                            </mrow>
                          </mrow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td>
                  <mtd>
                    <mtable>
                      <mtr>
                        <mtd>
                          <msub>
                            <mi>a</mi>
                            <mn>13</mn>
                          </msub>
                        </mtd>
                      </mtr>
                      <mtr>
                        <mtd>
                          <mrow>
                            <msub>
                              <mi>a</mi>
                              <mn>23</mn>
                            </msub>
                            <mo stretchy="false">−</mo>
                            <mrow>
                              <msub>
                                <mi>l</mi>
                                <mn>21</mn>
                              </msub>
                              <mo stretchy="false">⋅</mo>
                              <msub>
                                <mi>a</mi>
                                <mn>13</mn>
                              </msub>
                            </mrow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33</mn>
                            </msub>
                            <mo stretchy="false">−</mo>
                            <mrow>
                              <msub>
                                <mi>l</mi>
                                <mn>31</mn>
                              </msub>
                              <mo stretchy="false">⋅</mo>
                              <msub>
                                <mi>a</mi>
                                <mn>13</mn>
                              </msub>
                            </mrow>
                            <mo stretchy="false">−</mo>
                            <mrow>
                              <msub>
                                <mi>l</mi>
                                <mn>32</mn>
                              </msub>
                              <mo stretchy="false">⋅</mo>
                              <msub>
                                <mi>u</mi>
                                <mn>23</mn>
                              </msub>
                            </mrow>
                          </mrow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td>
                  <mtd>
                    <mtable>
                      <mtr>
                        <mtd>
                          <msub>
                            <mi>a</mi>
                            <mn>14</mn>
                          </msub>
                        </mtd>
                      </mtr>
                      <mtr>
                        <mtd>
                          <mrow>
                            <msub>
                              <mi>a</mi>
                              <mn>24</mn>
                            </msub>
                            <mo stretchy="false">−</mo>
                            <mrow>
                              <msub>
                                <mi>l</mi>
                                <mn>21</mn>
                              </msub>
                              <mo stretchy="false">⋅</mo>
                              <msub>
                                <mi>a</mi>
                                <mn>14</mn>
                              </msub>
                            </mrow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34</mn>
                            </msub>
                            <mo stretchy="false">−</mo>
                            <mrow>
                              <msub>
                                <mi>l</mi>
                                <mn>31</mn>
                              </msub>
                              <mo stretchy="false">⋅</mo>
                              <msub>
                                <mi>a</mi>
                                <mn>14</mn>
                              </msub>
                            </mrow>
                            <mo stretchy="false">−</mo>
                            <mrow>
                              <msub>
                                <mi>l</mi>
                                <mn>32</mn>
                              </msub>
                              <mo stretchy="false">⋅</mo>
                              <msub>
                                <mi>u</mi>
                                <mn>24</mn>
                              </msub>
                            </mrow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44</mn>
                            </msub>
                            <mo stretchy="false">−</mo>
                            <mrow>
                              <msub>
                                <mi>l</mi>
                                <mn>41</mn>
                              </msub>
                              <mo stretchy="false">⋅</mo>
                              <msub>
                                <mi>a</mi>
                                <mn>14</mn>
                              </msub>
                            </mrow>
                            <mo stretchy="false">−</mo>
                            <mrow>
                              <msub>
                                <mi>l</mi>
                                <mn>42</mn>
                              </msub>
                              <mo stretchy="false">⋅</mo>
                              <msub>
                                <mi>u</mi>
                                <mn>24</mn>
                              </msub>
                            </mrow>
                            <mo stretchy="false">−</mo>
                            <mrow>
                              <msub>
                                <mi>l</mi>
                                <mn>43</mn>
                              </msub>
                              <mo stretchy="false">⋅</mo>
                              <msub>
                                <mi>u</mi>
                                <mn>34</mn>
                              </msub>
                            </mrow>
                          </mrow>
                        </mtd>
                      </mtr>
                      <mtr>
                        <mtd>
                          <mn>0</mn>
                        </mtd>
                      </mtr>
                    </mtable>
                  </mtd>
                  <mtd>
                    <mtable>
                      <mtr>
                        <mtd>
                          <msub>
                            <mi>a</mi>
                            <mn>15</mn>
                          </msub>
                        </mtd>
                      </mtr>
                      <mtr>
                        <mtd>
                          <mrow>
                            <msub>
                              <mi>a</mi>
                              <mn>25</mn>
                            </msub>
                            <mo stretchy="false">−</mo>
                            <mrow>
                              <msub>
                                <mi>l</mi>
                                <mn>21</mn>
                              </msub>
                              <mo stretchy="false">⋅</mo>
                              <msub>
                                <mi>a</mi>
                                <mn>15</mn>
                              </msub>
                            </mrow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35</mn>
                            </msub>
                            <mo stretchy="false">−</mo>
                            <mrow>
                              <msub>
                                <mi>l</mi>
                                <mn>31</mn>
                              </msub>
                              <mo stretchy="false">⋅</mo>
                              <msub>
                                <mi>a</mi>
                                <mn>15</mn>
                              </msub>
                            </mrow>
                            <mo stretchy="false">−</mo>
                            <mrow>
                              <msub>
                                <mi>l</mi>
                                <mn>32</mn>
                              </msub>
                              <mo stretchy="false">⋅</mo>
                              <msub>
                                <mi>u</mi>
                                <mn>25</mn>
                              </msub>
                            </mrow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45</mn>
                            </msub>
                            <mo stretchy="false">−</mo>
                            <mrow>
                              <msub>
                                <mi>l</mi>
                                <mn>41</mn>
                              </msub>
                              <mo stretchy="false">⋅</mo>
                              <msub>
                                <mi>a</mi>
                                <mn>15</mn>
                              </msub>
                            </mrow>
                            <mo stretchy="false">−</mo>
                            <mrow>
                              <msub>
                                <mi>l</mi>
                                <mn>42</mn>
                              </msub>
                              <mo stretchy="false">⋅</mo>
                              <msub>
                                <mi>u</mi>
                                <mn>25</mn>
                              </msub>
                            </mrow>
                            <mo stretchy="false">−</mo>
                            <mrow>
                              <msub>
                                <mi>l</mi>
                                <mn>43</mn>
                              </msub>
                              <mo stretchy="false">⋅</mo>
                              <msub>
                                <mi>u</mi>
                                <mn>35</mn>
                              </msub>
                            </mrow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55</mn>
                            </msub>
                            <mo stretchy="false">−</mo>
                            <mrow>
                              <msub>
                                <mi>l</mi>
                                <mn>51</mn>
                              </msub>
                              <mo stretchy="false">⋅</mo>
                              <msub>
                                <mi>a</mi>
                                <mn>15</mn>
                              </msub>
                            </mrow>
                            <mo stretchy="false">−</mo>
                            <mrow>
                              <msub>
                                <mi>l</mi>
                                <mn>52</mn>
                              </msub>
                              <mo stretchy="false">⋅</mo>
                              <msub>
                                <mi>u</mi>
                                <mn>25</mn>
                              </msub>
                            </mrow>
                            <mo stretchy="false">−</mo>
                            <mrow>
                              <msub>
                                <mi>l</mi>
                                <mn>53</mn>
                              </msub>
                              <mo stretchy="false">⋅</mo>
                              <msub>
                                <mi>u</mi>
                                <mn>35</mn>
                              </msub>
                            </mrow>
                            <mo stretchy="false">−</mo>
                            <mrow>
                              <msub>
                                <mi>l</mi>
                                <mn>45</mn>
                              </msub>
                              <mo stretchy="false">⋅</mo>
                              <msub>
                                <mi>u</mi>
                                <mn>45</mn>
                              </msub>
                            </mrow>
                          </mrow>
                        </mtd>
                      </mtr>
                    </mtable>
                  </mtd>
                </mtr>
              </mtable>
            </mrow>
            <mo fence="true" form="postfix" stretchy="true">]</mo>
          </mrow>
        </mtd>
      </mtr>
    </mtable>
    <annotation encoding="StarMath 5.0">left [ matrix{
	stack{a_11 # a_21 # a_31 # a_41 # a_51} #
	stack{a_12 # a_22 # a_32 # a_42 # a_52} #
	stack{a_13 # a_23 # a_33 # a_43 # a_53} #
	stack{a_14 # a_24 # a_34 # a_44 # a_54} #
	stack{a_15 # a_25 # a_35 # a_45 # a_55} 
} right ]

=
left [ matrix{
	stack{   1 # a_21 over a_11 # a_31 over a_11 # a_41 over a_11 # a_51 over a_11} #
	stack{   0 #    1 # {a_32 - l_31 cdot u_12} over u_22 # {a_42 - l_41 cdot u_12} over u_22 # {a_52 - l_51 cdot u_12} over u_22} #
	stack{   0 #    0 #    1 # {a_43 - l_41 cdot u_13 - l_42 cdot u_23} over u_33 # {a_53 - l_51 cdot u_13 - l_52 cdot u_23} over u_33 } #
	stack{   0 #    0 #    0 #    1 # {a_54 - l_51 cdot u_14 - l_52 cdot u_24 - l_53 cdot u_34} over u_44 }} #
	stack{   0 #    0 #    0 #    0 #    1} 
} right ] newline
left [ matrix{
	stack{a_11 #    0 #    0 #    0 #    0} #
	stack{a_12 # a_22 - l_21 cdot a_12 #    0 #    0 #    0} #
	stack{a_13 # a_23 - l_21 cdot a_13 # a_33 - l_31 cdot a_13 - l_32 cdot u_23 #    0 #    0} #
	stack{a_14 # a_24 - l_21 cdot a_14 # a_34 - l_31 cdot a_14 - l_32 cdot u_24 # a_44 - l_41 cdot a_14 - l_42 cdot u_24 - l_43 cdot u_34 #    0} #
	stack{a_15 # a_25 - l_21 cdot a_15 # a_35 - l_31 cdot a_15 - l_32 cdot u_25 # a_45 - l_41 cdot a_15 - l_42 cdot u_25 - l_43 cdot u_35 # a_55 - l_51 cdot a_15 - l_52 cdot u_25 - l_53 cdot u_35 - l_45 cdot u_45} 
} right ]
</annotation>
  </semantics>
</math>
</file>

<file path=Object 15/content.xml><?xml version="1.0" encoding="utf-8"?>
<math xmlns="http://www.w3.org/1998/Math/MathML" display="block">
  <semantics>
    <mrow>
      <msub>
        <mi>u</mi>
        <mrow>
          <mi>m</mi>
          <mi>,</mi>
          <mi>n</mi>
        </mrow>
      </msub>
      <mo stretchy="false">=</mo>
      <mrow>
        <mo fence="true" form="prefix" stretchy="true">{</mo>
        <mrow>
          <mtable>
            <mtr>
              <mtd>
                <mrow>
                  <mrow>
                    <msub>
                      <mi>a</mi>
                      <mrow>
                        <mi>m</mi>
                        <mi>,</mi>
                        <mi>n</mi>
                      </mrow>
                    </msub>
                    <mo stretchy="false">−</mo>
                    <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row>
                            <mi>m</mi>
                            <mo stretchy="false">−</mo>
                            <mn>1</mn>
                          </mrow>
                        </munderover>
                        <msub>
                          <mi>l</mi>
                          <mrow>
                            <mi>m</mi>
                            <mi>,</mi>
                            <mi>i</mi>
                          </mrow>
                        </msub>
                      </mrow>
                      <mo stretchy="false">⋅</mo>
                      <msub>
                        <mi>u</mi>
                        <mrow>
                          <mi>i</mi>
                          <mi>,</mi>
                          <mi>n</mi>
                        </mrow>
                      </msub>
                    </mrow>
                  </mrow>
                  <mi>,</mi>
                  <mrow>
                    <mi>n</mi>
                    <mo stretchy="false">≥</mo>
                    <mi>m</mi>
                  </mrow>
                </mrow>
              </mtd>
            </mtr>
            <mtr>
              <mtd>
                <mrow>
                  <mn>0</mn>
                  <mi>,</mi>
                  <mrow>
                    <mi>n</mi>
                    <mo stretchy="false">&lt;</mo>
                    <mi>m</mi>
                  </mrow>
                </mrow>
              </mtd>
            </mtr>
          </mtable>
        </mrow>
        <mo fence="true" form="postfix" stretchy="true">}</mo>
      </mrow>
    </mrow>
    <annotation encoding="StarMath 5.0">u_{m,n} = left lbrace stack{a_{m,n} - sum from i=1 to {m-1} l_{m,i} cdot u_{i,n}, n &gt;=m # 0, n &lt; m} right rbrace</annotation>
  </semantics>
</math>
</file>

<file path=Object 16/content.xml><?xml version="1.0" encoding="utf-8"?>
<math xmlns="http://www.w3.org/1998/Math/MathML" display="block">
  <semantics>
    <mrow>
      <msub>
        <mi>l</mi>
        <mrow>
          <mi>m</mi>
          <mi>,</mi>
          <mi>n</mi>
        </mrow>
      </msub>
      <mo stretchy="false">=</mo>
      <mrow>
        <mo fence="true" form="prefix" stretchy="true">{</mo>
        <mrow>
          <mtable>
            <mtr>
              <mtd>
                <mrow>
                  <mn>0</mn>
                  <mi>,</mi>
                  <mrow>
                    <mi>n</mi>
                    <mo stretchy="false">&gt;</mo>
                    <mi>m</mi>
                  </mrow>
                </mrow>
              </mtd>
            </mtr>
            <mtr>
              <mtd>
                <mrow>
                  <mn>1</mn>
                  <mi>,</mi>
                  <mrow>
                    <mi>n</mi>
                    <mo stretchy="false">=</mo>
                    <mi>m</mi>
                  </mrow>
                </mrow>
              </mtd>
            </mtr>
            <mtr>
              <mtd>
                <mrow>
                  <mfrac>
                    <mrow>
                      <msub>
                        <mi>a</mi>
                        <mrow>
                          <mi>m</mi>
                          <mi>,</mi>
                          <mi>n</mi>
                        </mrow>
                      </msub>
                      <mo stretchy="false">−</mo>
                      <mrow>
                        <mrow>
                          <munderover>
                            <mo stretchy="false">∑</mo>
                            <mrow>
                              <mi>i</mi>
                              <mo stretchy="false">=</mo>
                              <mn>1</mn>
                            </mrow>
                            <mrow>
                              <mi>m</mi>
                              <mo stretchy="false">−</mo>
                              <mn>1</mn>
                            </mrow>
                          </munderover>
                          <msub>
                            <mi>l</mi>
                            <mrow>
                              <mi>m</mi>
                              <mi>,</mi>
                              <mi>i</mi>
                            </mrow>
                          </msub>
                        </mrow>
                        <mo stretchy="false">⋅</mo>
                        <msub>
                          <mi>u</mi>
                          <mrow>
                            <mi>i</mi>
                            <mi>,</mi>
                            <mi>n</mi>
                          </mrow>
                        </msub>
                      </mrow>
                    </mrow>
                    <msub>
                      <mi>u</mi>
                      <mrow>
                        <mi>n</mi>
                        <mi>,</mi>
                        <mi>n</mi>
                      </mrow>
                    </msub>
                  </mfrac>
                  <mi>,</mi>
                  <mrow>
                    <mi>n</mi>
                    <mo stretchy="false">&lt;</mo>
                    <mi>m</mi>
                  </mrow>
                </mrow>
              </mtd>
            </mtr>
          </mtable>
        </mrow>
        <mo fence="true" form="postfix" stretchy="true">}</mo>
      </mrow>
    </mrow>
    <annotation encoding="StarMath 5.0">l_{m,n} = left lbrace stack{0, n &gt; m# 1, n=m # {a_{m,n} - sum from {i=1} to {m-1} l_{m,i} cdot u_{i,n}} over {u_{n,n}}, n &lt; m}right rbrace</annotation>
  </semantics>
</math>
</file>

<file path=Object 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table>
                <mtr>
                  <mtd>
                    <mrow>
                      <msub>
                        <mi>l</mi>
                        <mn>11</mn>
                      </msub>
                      <mo stretchy="false">⋅</mo>
                      <msub>
                        <mi>u</mi>
                        <mn>11</mn>
                      </msub>
                    </mrow>
                  </mtd>
                </mtr>
                <mtr>
                  <mtd>
                    <mrow>
                      <msub>
                        <mi>l</mi>
                        <mn>21</mn>
                      </msub>
                      <mo stretchy="false">⋅</mo>
                      <msub>
                        <mi>u</mi>
                        <mn>11</mn>
                      </msub>
                    </mrow>
                  </mtd>
                </mtr>
                <mtr>
                  <mtd>
                    <mrow>
                      <msub>
                        <mi>l</mi>
                        <mn>31</mn>
                      </msub>
                      <mo stretchy="false">⋅</mo>
                      <msub>
                        <mi>u</mi>
                        <mn>11</mn>
                      </msub>
                    </mrow>
                  </mtd>
                </mtr>
                <mtr>
                  <mtd>
                    <mrow>
                      <msub>
                        <mi>l</mi>
                        <mn>41</mn>
                      </msub>
                      <mo stretchy="false">⋅</mo>
                      <msub>
                        <mi>u</mi>
                        <mn>11</mn>
                      </msub>
                    </mrow>
                  </mtd>
                </mtr>
                <mtr>
                  <mtd>
                    <mrow>
                      <msub>
                        <mi>l</mi>
                        <mn>51</mn>
                      </msub>
                      <mo stretchy="false">⋅</mo>
                      <msub>
                        <mi>u</mi>
                        <mn>11</mn>
                      </msub>
                    </mrow>
                  </mtd>
                </mtr>
              </mtable>
            </mtd>
            <mtd>
              <mtable>
                <mtr>
                  <mtd>
                    <mrow>
                      <msub>
                        <mi>l</mi>
                        <mn>11</mn>
                      </msub>
                      <mo stretchy="false">⋅</mo>
                      <msub>
                        <mi>u</mi>
                        <mn>12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21</mn>
                        </msub>
                        <mo stretchy="false">⋅</mo>
                        <msub>
                          <mi>u</mi>
                          <mn>12</mn>
                        </msub>
                      </mrow>
                      <mo stretchy="false">+</mo>
                      <mrow>
                        <msub>
                          <mi>l</mi>
                          <mn>22</mn>
                        </msub>
                        <mo stretchy="false">⋅</mo>
                        <msub>
                          <mi>u</mi>
                          <mn>22</mn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l</mi>
                          <mn>31</mn>
                        </msub>
                        <mo stretchy="false">⋅</mo>
                        <msub>
                          <mi>u</mi>
                          <mn>12</mn>
                        </msub>
                      </mrow>
                      <mo stretchy="false">+</mo>
                      <mrow>
                        <msub>
                          <mi>l</mi>
                          <mn>32</mn>
                        </msub>
                        <mo stretchy="false">⋅</mo>
                        <msub>
                          <mi>u</mi>
                          <mn>22</mn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l</mi>
                          <mn>42</mn>
                        </msub>
                        <mo stretchy="false">⋅</mo>
                        <msub>
                          <mi>u</mi>
                          <mn>12</mn>
                        </msub>
                      </mrow>
                      <mo stretchy="false">+</mo>
                      <mrow>
                        <msub>
                          <mi>l</mi>
                          <mn>42</mn>
                        </msub>
                        <mo stretchy="false">⋅</mo>
                        <msub>
                          <mi>u</mi>
                          <mn>22</mn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l</mi>
                          <mn>52</mn>
                        </msub>
                        <mo stretchy="false">⋅</mo>
                        <msub>
                          <mi>u</mi>
                          <mn>12</mn>
                        </msub>
                      </mrow>
                      <mo stretchy="false">+</mo>
                      <mrow>
                        <msub>
                          <mi>l</mi>
                          <mn>52</mn>
                        </msub>
                        <mo stretchy="false">⋅</mo>
                        <msub>
                          <mi>u</mi>
                          <mn>22</mn>
                        </msub>
                      </mrow>
                    </mrow>
                  </mtd>
                </mtr>
              </mtable>
            </mtd>
            <mtd>
              <mtable>
                <mtr>
                  <mtd>
                    <mrow>
                      <msub>
                        <mi>l</mi>
                        <mn>11</mn>
                      </msub>
                      <mo stretchy="false">⋅</mo>
                      <msub>
                        <mi>u</mi>
                        <mn>13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21</mn>
                        </msub>
                        <mo stretchy="false">⋅</mo>
                        <msub>
                          <mi>u</mi>
                          <mn>13</mn>
                        </msub>
                      </mrow>
                      <mo stretchy="false">+</mo>
                      <mrow>
                        <msub>
                          <mi>l</mi>
                          <mn>22</mn>
                        </msub>
                        <mo stretchy="false">⋅</mo>
                        <msub>
                          <mi>u</mi>
                          <mn>23</mn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l</mi>
                          <mn>31</mn>
                        </msub>
                        <mo stretchy="false">⋅</mo>
                        <msub>
                          <mi>u</mi>
                          <mn>13</mn>
                        </msub>
                      </mrow>
                      <mo stretchy="false">+</mo>
                      <mrow>
                        <msub>
                          <mi>l</mi>
                          <mn>32</mn>
                        </msub>
                        <mo stretchy="false">⋅</mo>
                        <msub>
                          <mi>u</mi>
                          <mn>23</mn>
                        </msub>
                      </mrow>
                      <mo stretchy="false">+</mo>
                      <mrow>
                        <msub>
                          <mi>l</mi>
                          <mn>33</mn>
                        </msub>
                        <mo stretchy="false">⋅</mo>
                        <msub>
                          <mi>u</mi>
                          <mn>33</mn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l</mi>
                          <mn>41</mn>
                        </msub>
                        <mo stretchy="false">⋅</mo>
                        <msub>
                          <mi>u</mi>
                          <mn>13</mn>
                        </msub>
                      </mrow>
                      <mo stretchy="false">+</mo>
                      <mrow>
                        <msub>
                          <mi>l</mi>
                          <mn>42</mn>
                        </msub>
                        <mo stretchy="false">⋅</mo>
                        <msub>
                          <mi>u</mi>
                          <mn>23</mn>
                        </msub>
                      </mrow>
                      <mo stretchy="false">+</mo>
                      <mrow>
                        <msub>
                          <mi>l</mi>
                          <mn>43</mn>
                        </msub>
                        <mo stretchy="false">⋅</mo>
                        <msub>
                          <mi>u</mi>
                          <mn>33</mn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l</mi>
                          <mn>51</mn>
                        </msub>
                        <mo stretchy="false">⋅</mo>
                        <msub>
                          <mi>u</mi>
                          <mn>13</mn>
                        </msub>
                      </mrow>
                      <mo stretchy="false">+</mo>
                      <mrow>
                        <msub>
                          <mi>l</mi>
                          <mn>52</mn>
                        </msub>
                        <mo stretchy="false">⋅</mo>
                        <msub>
                          <mi>u</mi>
                          <mn>23</mn>
                        </msub>
                      </mrow>
                      <mo stretchy="false">+</mo>
                      <mrow>
                        <msub>
                          <mi>l</mi>
                          <mn>53</mn>
                        </msub>
                        <mo stretchy="false">⋅</mo>
                        <msub>
                          <mi>u</mi>
                          <mn>33</mn>
                        </msub>
                      </mrow>
                    </mrow>
                  </mtd>
                </mtr>
              </mtable>
            </mtd>
            <mtd>
              <mtable>
                <mtr>
                  <mtd>
                    <mrow>
                      <msub>
                        <mi>l</mi>
                        <mn>11</mn>
                      </msub>
                      <mo stretchy="false">⋅</mo>
                      <msub>
                        <mi>u</mi>
                        <mn>14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21</mn>
                        </msub>
                        <mo stretchy="false">⋅</mo>
                        <msub>
                          <mi>u</mi>
                          <mn>14</mn>
                        </msub>
                      </mrow>
                      <mo stretchy="false">+</mo>
                      <mrow>
                        <msub>
                          <mi>l</mi>
                          <mn>22</mn>
                        </msub>
                        <mo stretchy="false">⋅</mo>
                        <msub>
                          <mi>u</mi>
                          <mn>24</mn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l</mi>
                          <mn>31</mn>
                        </msub>
                        <mo stretchy="false">⋅</mo>
                        <msub>
                          <mi>u</mi>
                          <mn>14</mn>
                        </msub>
                      </mrow>
                      <mo stretchy="false">+</mo>
                      <mrow>
                        <msub>
                          <mi>l</mi>
                          <mn>32</mn>
                        </msub>
                        <mo stretchy="false">⋅</mo>
                        <msub>
                          <mi>u</mi>
                          <mn>24</mn>
                        </msub>
                      </mrow>
                      <mo stretchy="false">+</mo>
                      <mrow>
                        <msub>
                          <mi>l</mi>
                          <mn>33</mn>
                        </msub>
                        <mo stretchy="false">⋅</mo>
                        <msub>
                          <mi>u</mi>
                          <mn>34</mn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l</mi>
                          <mn>41</mn>
                        </msub>
                        <mo stretchy="false">⋅</mo>
                        <msub>
                          <mi>u</mi>
                          <mn>14</mn>
                        </msub>
                      </mrow>
                      <mo stretchy="false">+</mo>
                      <mrow>
                        <msub>
                          <mi>l</mi>
                          <mn>42</mn>
                        </msub>
                        <mo stretchy="false">⋅</mo>
                        <msub>
                          <mi>u</mi>
                          <mn>24</mn>
                        </msub>
                      </mrow>
                      <mo stretchy="false">+</mo>
                      <mrow>
                        <msub>
                          <mi>l</mi>
                          <mn>43</mn>
                        </msub>
                        <mo stretchy="false">⋅</mo>
                        <msub>
                          <mi>u</mi>
                          <mn>34</mn>
                        </msub>
                      </mrow>
                      <mo stretchy="false">+</mo>
                      <mrow>
                        <msub>
                          <mi>l</mi>
                          <mn>44</mn>
                        </msub>
                        <mo stretchy="false">⋅</mo>
                        <msub>
                          <mi>u</mi>
                          <mn>44</mn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l</mi>
                          <mn>51</mn>
                        </msub>
                        <mo stretchy="false">⋅</mo>
                        <msub>
                          <mi>u</mi>
                          <mn>14</mn>
                        </msub>
                      </mrow>
                      <mo stretchy="false">+</mo>
                      <mrow>
                        <msub>
                          <mi>l</mi>
                          <mn>52</mn>
                        </msub>
                        <mo stretchy="false">⋅</mo>
                        <msub>
                          <mi>u</mi>
                          <mn>24</mn>
                        </msub>
                      </mrow>
                      <mo stretchy="false">+</mo>
                      <mrow>
                        <msub>
                          <mi>l</mi>
                          <mn>53</mn>
                        </msub>
                        <mo stretchy="false">⋅</mo>
                        <msub>
                          <mi>u</mi>
                          <mn>34</mn>
                        </msub>
                      </mrow>
                      <mo stretchy="false">+</mo>
                      <mrow>
                        <msub>
                          <mi>l</mi>
                          <mn>54</mn>
                        </msub>
                        <mo stretchy="false">⋅</mo>
                        <msub>
                          <mi>u</mi>
                          <mn>44</mn>
                        </msub>
                      </mrow>
                    </mrow>
                  </mtd>
                </mtr>
              </mtable>
            </mtd>
            <mtd>
              <mtable>
                <mtr>
                  <mtd>
                    <mrow>
                      <msub>
                        <mi>l</mi>
                        <mn>11</mn>
                      </msub>
                      <mo stretchy="false">⋅</mo>
                      <msub>
                        <mi>u</mi>
                        <mn>15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21</mn>
                        </msub>
                        <mo stretchy="false">⋅</mo>
                        <msub>
                          <mi>u</mi>
                          <mn>15</mn>
                        </msub>
                      </mrow>
                      <mo stretchy="false">+</mo>
                      <mrow>
                        <msub>
                          <mi>l</mi>
                          <mn>22</mn>
                        </msub>
                        <mo stretchy="false">⋅</mo>
                        <msub>
                          <mi>u</mi>
                          <mn>25</mn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l</mi>
                          <mn>31</mn>
                        </msub>
                        <mo stretchy="false">⋅</mo>
                        <msub>
                          <mi>u</mi>
                          <mn>15</mn>
                        </msub>
                      </mrow>
                      <mo stretchy="false">+</mo>
                      <mrow>
                        <msub>
                          <mi>l</mi>
                          <mn>32</mn>
                        </msub>
                        <mo stretchy="false">⋅</mo>
                        <msub>
                          <mi>u</mi>
                          <mn>25</mn>
                        </msub>
                      </mrow>
                      <mo stretchy="false">+</mo>
                      <mrow>
                        <msub>
                          <mi>l</mi>
                          <mn>33</mn>
                        </msub>
                        <mo stretchy="false">⋅</mo>
                        <msub>
                          <mi>u</mi>
                          <mn>35</mn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l</mi>
                          <mn>41</mn>
                        </msub>
                        <mo stretchy="false">⋅</mo>
                        <msub>
                          <mi>u</mi>
                          <mn>15</mn>
                        </msub>
                      </mrow>
                      <mo stretchy="false">+</mo>
                      <mrow>
                        <msub>
                          <mi>l</mi>
                          <mn>42</mn>
                        </msub>
                        <mo stretchy="false">⋅</mo>
                        <msub>
                          <mi>u</mi>
                          <mn>25</mn>
                        </msub>
                      </mrow>
                      <mo stretchy="false">+</mo>
                      <mrow>
                        <msub>
                          <mi>l</mi>
                          <mn>43</mn>
                        </msub>
                        <mo stretchy="false">⋅</mo>
                        <msub>
                          <mi>u</mi>
                          <mn>35</mn>
                        </msub>
                      </mrow>
                      <mo stretchy="false">+</mo>
                      <mrow>
                        <msub>
                          <mi>l</mi>
                          <mn>44</mn>
                        </msub>
                        <mo stretchy="false">⋅</mo>
                        <msub>
                          <mi>u</mi>
                          <mn>45</mn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l</mi>
                          <mn>51</mn>
                        </msub>
                        <mo stretchy="false">⋅</mo>
                        <msub>
                          <mi>u</mi>
                          <mn>15</mn>
                        </msub>
                      </mrow>
                      <mo stretchy="false">+</mo>
                      <mrow>
                        <msub>
                          <mi>l</mi>
                          <mn>52</mn>
                        </msub>
                        <mo stretchy="false">⋅</mo>
                        <msub>
                          <mi>u</mi>
                          <mn>25</mn>
                        </msub>
                      </mrow>
                      <mo stretchy="false">+</mo>
                      <mrow>
                        <msub>
                          <mi>l</mi>
                          <mn>53</mn>
                        </msub>
                        <mo stretchy="false">⋅</mo>
                        <msub>
                          <mi>u</mi>
                          <mn>35</mn>
                        </msub>
                      </mrow>
                      <mo stretchy="false">+</mo>
                      <mrow>
                        <msub>
                          <mi>l</mi>
                          <mn>54</mn>
                        </msub>
                        <mo stretchy="false">⋅</mo>
                        <msub>
                          <mi>u</mi>
                          <mn>45</mn>
                        </msub>
                      </mrow>
                      <mo stretchy="false">+</mo>
                      <mrow>
                        <msub>
                          <mi>l</mi>
                          <mn>55</mn>
                        </msub>
                        <mo stretchy="false">⋅</mo>
                        <msub>
                          <mi>u</mi>
                          <mn>55</mn>
                        </msub>
                      </mrow>
                    </mrow>
                  </mtd>
                </mtr>
              </mtable>
            </mtd>
          </mtr>
        </mtable>
      </mrow>
      <mo fence="true" form="postfix" stretchy="true">]</mo>
    </mrow>
    <annotation encoding="StarMath 5.0">
left [ matrix{
	stack{l_11 cdot u_11 # l_21 cdot u_11                  # l_31 cdot u_11                                   # l_41 cdot u_11 # l_51 cdot u_11} #
	stack{l_11 cdot u_12 # l_21 cdot u_12 + l_22 cdot u_22 # l_31 cdot u_12 + l_32 cdot u_22                  # l_42 cdot u_12 + l_42 cdot u_22                 # l_52 cdot u_12 + l_52 cdot u_22} #
	stack{l_11 cdot u_13 # l_21 cdot u_13 + l_22 cdot u_23 # l_31 cdot u_13 + l_32 cdot u_23 + l_33 cdot u_33 # l_41 cdot u_13 + l_42 cdot u_23 + l_43 cdot u_33 # l_51 cdot u_13 + l_52 cdot u_23 + l_53 cdot u_33} #
	stack{l_11 cdot u_14 # l_21 cdot u_14 + l_22 cdot u_24 # l_31 cdot u_14 + l_32 cdot u_24 + l_33 cdot u_34 # l_41 cdot u_14 + l_42 cdot u_24 + l_43 cdot u_34  + l_44 cdot  u_44 # l_51 cdot u_14 + l_52 cdot u_24 + l_53 cdot u_34 + l_54 cdot  u_44} #
	stack{l_11 cdot u_15 # l_21 cdot u_15 + l_22 cdot u_25 # l_31 cdot u_15 + l_32 cdot u_25 + l_33 cdot u_35 # l_41 cdot u_15 + l_42 cdot u_25 + l_43 cdot u_35  + l_44 cdot  u_45 # l_51 cdot u_15 + l_52 cdot u_25 + l_53 cdot u_35  + l_54 cdot  u_45 + l_55 cdot u_55} 
} right ]</annotation>
  </semantics>
</math>
</file>

<file path=Object 3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table>
                  <mtr>
                    <mtd>
                      <msub>
                        <mi>a</mi>
                        <mn>11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</mtr>
                  <mtr>
                    <mtd>
                      <msub>
                        <mi>a</mi>
                        <mn>41</mn>
                      </msub>
                    </mtd>
                  </mtr>
                  <mtr>
                    <mtd>
                      <msub>
                        <mi>a</mi>
                        <mn>51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2</mn>
                      </msub>
                    </mtd>
                  </mtr>
                  <mtr>
                    <mtd>
                      <msub>
                        <mi>a</mi>
                        <mn>22</mn>
                      </msub>
                    </mtd>
                  </mtr>
                  <mtr>
                    <mtd>
                      <msub>
                        <mi>a</mi>
                        <mn>32</mn>
                      </msub>
                    </mtd>
                  </mtr>
                  <mtr>
                    <mtd>
                      <msub>
                        <mi>a</mi>
                        <mn>42</mn>
                      </msub>
                    </mtd>
                  </mtr>
                  <mtr>
                    <mtd>
                      <msub>
                        <mi>a</mi>
                        <mn>52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3</mn>
                      </msub>
                    </mtd>
                  </mtr>
                  <mtr>
                    <mtd>
                      <msub>
                        <mi>a</mi>
                        <mn>23</mn>
                      </msub>
                    </mtd>
                  </mtr>
                  <mtr>
                    <mtd>
                      <msub>
                        <mi>a</mi>
                        <mn>33</mn>
                      </msub>
                    </mtd>
                  </mtr>
                  <mtr>
                    <mtd>
                      <msub>
                        <mi>a</mi>
                        <mn>43</mn>
                      </msub>
                    </mtd>
                  </mtr>
                  <mtr>
                    <mtd>
                      <msub>
                        <mi>a</mi>
                        <mn>53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4</mn>
                      </msub>
                    </mtd>
                  </mtr>
                  <mtr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sub>
                        <mi>a</mi>
                        <mn>44</mn>
                      </msub>
                    </mtd>
                  </mtr>
                  <mtr>
                    <mtd>
                      <msub>
                        <mi>a</mi>
                        <mn>54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5</mn>
                      </msub>
                    </mtd>
                  </mtr>
                  <mtr>
                    <mtd>
                      <msub>
                        <mi>a</mi>
                        <mn>25</mn>
                      </msub>
                    </mtd>
                  </mtr>
                  <mtr>
                    <mtd>
                      <msub>
                        <mi>a</mi>
                        <mn>35</mn>
                      </msub>
                    </mtd>
                  </mtr>
                  <mtr>
                    <mtd>
                      <msub>
                        <mi>a</mi>
                        <mn>45</mn>
                      </msub>
                    </mtd>
                  </mtr>
                  <mtr>
                    <mtd>
                      <msub>
                        <mi>a</mi>
                        <mn>55</mn>
                      </msub>
                    </mtd>
                  </mtr>
                </mtable>
              </mtd>
            </mtr>
          </mtable>
        </mrow>
        <mo fence="true" form="postfix" stretchy="true">]</mo>
      </mrow>
      <mo stretchy="false">=</mo>
      <mrow>
        <mrow>
          <mo fence="true" form="prefix" stretchy="true">[</mo>
          <mrow>
            <mtable>
              <mtr>
                <mtd>
                  <mtable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21</mn>
                        </msub>
                      </mtd>
                    </mtr>
                    <mtr>
                      <mtd>
                        <msub>
                          <mi>l</mi>
                          <mn>31</mn>
                        </msub>
                      </mtd>
                    </mtr>
                    <mtr>
                      <mtd>
                        <msub>
                          <mi>l</mi>
                          <mn>41</mn>
                        </msub>
                      </mtd>
                    </mtr>
                    <mtr>
                      <mtd>
                        <msub>
                          <mi>l</mi>
                          <mn>51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32</mn>
                        </msub>
                      </mtd>
                    </mtr>
                    <mtr>
                      <mtd>
                        <msub>
                          <mi>l</mi>
                          <mn>42</mn>
                        </msub>
                      </mtd>
                    </mtr>
                    <mtr>
                      <mtd>
                        <msub>
                          <mi>l</mi>
                          <mn>52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43</mn>
                        </msub>
                      </mtd>
                    </mtr>
                    <mtr>
                      <mtd>
                        <msub>
                          <mi>l</mi>
                          <mn>53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54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td>
              </mtr>
            </mtable>
          </mrow>
          <mo fence="true" form="postfix" stretchy="true">]</mo>
        </mrow>
        <mo stretchy="false">⋅</mo>
        <mrow>
          <mo fence="true" form="prefix" stretchy="true">[</mo>
          <mrow>
            <mtable>
              <mtr>
                <mtd>
                  <mtable>
                    <mtr>
                      <mtd>
                        <msub>
                          <mi>u</mi>
                          <mn>11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u</mi>
                          <mn>12</mn>
                        </msub>
                      </mtd>
                    </mtr>
                    <mtr>
                      <mtd>
                        <msub>
                          <mi>u</mi>
                          <mn>22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u</mi>
                          <mn>13</mn>
                        </msub>
                      </mtd>
                    </mtr>
                    <mtr>
                      <mtd>
                        <msub>
                          <mi>u</mi>
                          <mn>23</mn>
                        </msub>
                      </mtd>
                    </mtr>
                    <mtr>
                      <mtd>
                        <msub>
                          <mi>u</mi>
                          <mn>33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u</mi>
                          <mn>14</mn>
                        </msub>
                      </mtd>
                    </mtr>
                    <mtr>
                      <mtd>
                        <msub>
                          <mi>u</mi>
                          <mn>24</mn>
                        </msub>
                      </mtd>
                    </mtr>
                    <mtr>
                      <mtd>
                        <msub>
                          <mi>u</mi>
                          <mn>34</mn>
                        </msub>
                      </mtd>
                    </mtr>
                    <mtr>
                      <mtd>
                        <msub>
                          <mi>u</mi>
                          <mn>44</mn>
                        </msub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u</mi>
                          <mn>15</mn>
                        </msub>
                      </mtd>
                    </mtr>
                    <mtr>
                      <mtd>
                        <msub>
                          <mi>u</mi>
                          <mn>25</mn>
                        </msub>
                      </mtd>
                    </mtr>
                    <mtr>
                      <mtd>
                        <msub>
                          <mi>u</mi>
                          <mn>35</mn>
                        </msub>
                      </mtd>
                    </mtr>
                    <mtr>
                      <mtd>
                        <msub>
                          <mi>u</mi>
                          <mn>45</mn>
                        </msub>
                      </mtd>
                    </mtr>
                    <mtr>
                      <mtd>
                        <msub>
                          <mi>u</mi>
                          <mn>55</mn>
                        </msub>
                      </mtd>
                    </mtr>
                  </mtable>
                </mtd>
              </mtr>
            </mtable>
          </mrow>
          <mo fence="true" form="postfix" stretchy="true">]</mo>
        </mrow>
      </mrow>
    </mrow>
    <annotation encoding="StarMath 5.0">left [ matrix{
	stack{a_11 # a_21 # a_31 # a_41 # a_51} #
	stack{a_12 # a_22 # a_32 # a_42 # a_52} #
	stack{a_13 # a_23 # a_33 # a_43 # a_53} #
	stack{a_14 # a_24 # a_34 # a_44 # a_54} #
	stack{a_15 # a_25 # a_35 # a_45 # a_55} 
} right ]

=
left [ matrix{
	stack{   1 # l_21 # l_31 # l_41 # l_51} #
	stack{   0 #    1 # l_32 # l_42 # l_52} #
	stack{   0 #    0 #    1 # l_43 # l_53} #
	stack{   0 #    0 #    0 #    1 # l_54} #
	stack{   0 #    0 #    0 #    0 #    1} 
} right ] cdot
left [ matrix{
	stack{u_11 #    0 #    0 #    0 #    0} #
	stack{u_12 # u_22 #    0 #    0 #    0} #
	stack{u_13 # u_23 # u_33 #    0 #    0} #
	stack{u_14 # u_24 # u_34 # u_44 #    0} #
	stack{u_15 # u_25 # u_35 # u_45 # u_55} 
} right ]
</annotation>
  </semantics>
</math>
</file>

<file path=Object 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table>
                <mtr>
                  <mtd>
                    <msub>
                      <mi>u</mi>
                      <mn>11</mn>
                    </msub>
                  </mtd>
                </mtr>
                <mtr>
                  <mtd>
                    <mrow>
                      <msub>
                        <mi>l</mi>
                        <mn>21</mn>
                      </msub>
                      <mo stretchy="false">⋅</mo>
                      <msub>
                        <mi>u</mi>
                        <mn>11</mn>
                      </msub>
                    </mrow>
                  </mtd>
                </mtr>
                <mtr>
                  <mtd>
                    <mrow>
                      <msub>
                        <mi>l</mi>
                        <mn>31</mn>
                      </msub>
                      <mo stretchy="false">⋅</mo>
                      <msub>
                        <mi>u</mi>
                        <mn>11</mn>
                      </msub>
                    </mrow>
                  </mtd>
                </mtr>
                <mtr>
                  <mtd>
                    <mrow>
                      <msub>
                        <mi>l</mi>
                        <mn>41</mn>
                      </msub>
                      <mo stretchy="false">⋅</mo>
                      <msub>
                        <mi>u</mi>
                        <mn>11</mn>
                      </msub>
                    </mrow>
                  </mtd>
                </mtr>
                <mtr>
                  <mtd>
                    <mrow>
                      <msub>
                        <mi>l</mi>
                        <mn>51</mn>
                      </msub>
                      <mo stretchy="false">⋅</mo>
                      <msub>
                        <mi>u</mi>
                        <mn>11</mn>
                      </msub>
                    </mrow>
                  </mtd>
                </mtr>
              </mtable>
            </mtd>
            <mtd>
              <mtable>
                <mtr>
                  <mtd>
                    <msub>
                      <mi>u</mi>
                      <mn>12</mn>
                    </msub>
                  </mtd>
                </mtr>
                <mtr>
                  <mtd>
                    <mrow>
                      <mrow>
                        <msub>
                          <mi>l</mi>
                          <mn>21</mn>
                        </msub>
                        <mo stretchy="false">⋅</mo>
                        <msub>
                          <mi>u</mi>
                          <mn>12</mn>
                        </msub>
                      </mrow>
                      <mo stretchy="false">+</mo>
                      <msub>
                        <mi>u</mi>
                        <mn>22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31</mn>
                        </msub>
                        <mo stretchy="false">⋅</mo>
                        <msub>
                          <mi>u</mi>
                          <mn>12</mn>
                        </msub>
                      </mrow>
                      <mo stretchy="false">+</mo>
                      <mrow>
                        <msub>
                          <mi>l</mi>
                          <mn>32</mn>
                        </msub>
                        <mo stretchy="false">⋅</mo>
                        <msub>
                          <mi>u</mi>
                          <mn>22</mn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l</mi>
                          <mn>42</mn>
                        </msub>
                        <mo stretchy="false">⋅</mo>
                        <msub>
                          <mi>u</mi>
                          <mn>12</mn>
                        </msub>
                      </mrow>
                      <mo stretchy="false">+</mo>
                      <mrow>
                        <msub>
                          <mi>l</mi>
                          <mn>42</mn>
                        </msub>
                        <mo stretchy="false">⋅</mo>
                        <msub>
                          <mi>u</mi>
                          <mn>22</mn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l</mi>
                          <mn>52</mn>
                        </msub>
                        <mo stretchy="false">⋅</mo>
                        <msub>
                          <mi>u</mi>
                          <mn>12</mn>
                        </msub>
                      </mrow>
                      <mo stretchy="false">+</mo>
                      <mrow>
                        <msub>
                          <mi>l</mi>
                          <mn>52</mn>
                        </msub>
                        <mo stretchy="false">⋅</mo>
                        <msub>
                          <mi>u</mi>
                          <mn>22</mn>
                        </msub>
                      </mrow>
                    </mrow>
                  </mtd>
                </mtr>
              </mtable>
            </mtd>
            <mtd>
              <mtable>
                <mtr>
                  <mtd>
                    <msub>
                      <mi>u</mi>
                      <mn>13</mn>
                    </msub>
                  </mtd>
                </mtr>
                <mtr>
                  <mtd>
                    <mrow>
                      <mrow>
                        <msub>
                          <mi>l</mi>
                          <mn>21</mn>
                        </msub>
                        <mo stretchy="false">⋅</mo>
                        <msub>
                          <mi>u</mi>
                          <mn>13</mn>
                        </msub>
                      </mrow>
                      <mo stretchy="false">+</mo>
                      <msub>
                        <mi>u</mi>
                        <mn>23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31</mn>
                        </msub>
                        <mo stretchy="false">⋅</mo>
                        <msub>
                          <mi>u</mi>
                          <mn>13</mn>
                        </msub>
                      </mrow>
                      <mo stretchy="false">+</mo>
                      <mrow>
                        <msub>
                          <mi>l</mi>
                          <mn>32</mn>
                        </msub>
                        <mo stretchy="false">⋅</mo>
                        <msub>
                          <mi>u</mi>
                          <mn>23</mn>
                        </msub>
                      </mrow>
                      <mo stretchy="false">+</mo>
                      <msub>
                        <mi>u</mi>
                        <mn>33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41</mn>
                        </msub>
                        <mo stretchy="false">⋅</mo>
                        <msub>
                          <mi>u</mi>
                          <mn>13</mn>
                        </msub>
                      </mrow>
                      <mo stretchy="false">+</mo>
                      <mrow>
                        <msub>
                          <mi>l</mi>
                          <mn>42</mn>
                        </msub>
                        <mo stretchy="false">⋅</mo>
                        <msub>
                          <mi>u</mi>
                          <mn>23</mn>
                        </msub>
                      </mrow>
                      <mo stretchy="false">+</mo>
                      <mrow>
                        <msub>
                          <mi>l</mi>
                          <mn>43</mn>
                        </msub>
                        <mo stretchy="false">⋅</mo>
                        <msub>
                          <mi>u</mi>
                          <mn>33</mn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l</mi>
                          <mn>51</mn>
                        </msub>
                        <mo stretchy="false">⋅</mo>
                        <msub>
                          <mi>u</mi>
                          <mn>13</mn>
                        </msub>
                      </mrow>
                      <mo stretchy="false">+</mo>
                      <mrow>
                        <msub>
                          <mi>l</mi>
                          <mn>52</mn>
                        </msub>
                        <mo stretchy="false">⋅</mo>
                        <msub>
                          <mi>u</mi>
                          <mn>23</mn>
                        </msub>
                      </mrow>
                      <mo stretchy="false">+</mo>
                      <mrow>
                        <msub>
                          <mi>l</mi>
                          <mn>53</mn>
                        </msub>
                        <mo stretchy="false">⋅</mo>
                        <msub>
                          <mi>u</mi>
                          <mn>33</mn>
                        </msub>
                      </mrow>
                    </mrow>
                  </mtd>
                </mtr>
              </mtable>
            </mtd>
            <mtd>
              <mtable>
                <mtr>
                  <mtd>
                    <msub>
                      <mi>u</mi>
                      <mn>14</mn>
                    </msub>
                  </mtd>
                </mtr>
                <mtr>
                  <mtd>
                    <mrow>
                      <mrow>
                        <msub>
                          <mi>l</mi>
                          <mn>21</mn>
                        </msub>
                        <mo stretchy="false">⋅</mo>
                        <msub>
                          <mi>u</mi>
                          <mn>14</mn>
                        </msub>
                      </mrow>
                      <mo stretchy="false">+</mo>
                      <msub>
                        <mi>u</mi>
                        <mn>24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31</mn>
                        </msub>
                        <mo stretchy="false">⋅</mo>
                        <msub>
                          <mi>u</mi>
                          <mn>14</mn>
                        </msub>
                      </mrow>
                      <mo stretchy="false">+</mo>
                      <mrow>
                        <msub>
                          <mi>l</mi>
                          <mn>32</mn>
                        </msub>
                        <mo stretchy="false">⋅</mo>
                        <msub>
                          <mi>u</mi>
                          <mn>24</mn>
                        </msub>
                      </mrow>
                      <mo stretchy="false">+</mo>
                      <msub>
                        <mi>u</mi>
                        <mn>34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41</mn>
                        </msub>
                        <mo stretchy="false">⋅</mo>
                        <msub>
                          <mi>u</mi>
                          <mn>14</mn>
                        </msub>
                      </mrow>
                      <mo stretchy="false">+</mo>
                      <mrow>
                        <msub>
                          <mi>l</mi>
                          <mn>42</mn>
                        </msub>
                        <mo stretchy="false">⋅</mo>
                        <msub>
                          <mi>u</mi>
                          <mn>24</mn>
                        </msub>
                      </mrow>
                      <mo stretchy="false">+</mo>
                      <mrow>
                        <msub>
                          <mi>l</mi>
                          <mn>43</mn>
                        </msub>
                        <mo stretchy="false">⋅</mo>
                        <msub>
                          <mi>u</mi>
                          <mn>34</mn>
                        </msub>
                      </mrow>
                      <mo stretchy="false">+</mo>
                      <msub>
                        <mi>u</mi>
                        <mn>44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51</mn>
                        </msub>
                        <mo stretchy="false">⋅</mo>
                        <msub>
                          <mi>u</mi>
                          <mn>14</mn>
                        </msub>
                      </mrow>
                      <mo stretchy="false">+</mo>
                      <mrow>
                        <msub>
                          <mi>l</mi>
                          <mn>52</mn>
                        </msub>
                        <mo stretchy="false">⋅</mo>
                        <msub>
                          <mi>u</mi>
                          <mn>24</mn>
                        </msub>
                      </mrow>
                      <mo stretchy="false">+</mo>
                      <mrow>
                        <msub>
                          <mi>l</mi>
                          <mn>53</mn>
                        </msub>
                        <mo stretchy="false">⋅</mo>
                        <msub>
                          <mi>u</mi>
                          <mn>34</mn>
                        </msub>
                      </mrow>
                      <mo stretchy="false">+</mo>
                      <mrow>
                        <msub>
                          <mi>l</mi>
                          <mn>54</mn>
                        </msub>
                        <mo stretchy="false">⋅</mo>
                        <msub>
                          <mi>u</mi>
                          <mn>44</mn>
                        </msub>
                      </mrow>
                    </mrow>
                  </mtd>
                </mtr>
              </mtable>
            </mtd>
            <mtd>
              <mtable>
                <mtr>
                  <mtd>
                    <msub>
                      <mi>u</mi>
                      <mn>15</mn>
                    </msub>
                  </mtd>
                </mtr>
                <mtr>
                  <mtd>
                    <mrow>
                      <mrow>
                        <msub>
                          <mi>l</mi>
                          <mn>21</mn>
                        </msub>
                        <mo stretchy="false">⋅</mo>
                        <msub>
                          <mi>u</mi>
                          <mn>15</mn>
                        </msub>
                      </mrow>
                      <mo stretchy="false">+</mo>
                      <msub>
                        <mi>u</mi>
                        <mn>25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31</mn>
                        </msub>
                        <mo stretchy="false">⋅</mo>
                        <msub>
                          <mi>u</mi>
                          <mn>15</mn>
                        </msub>
                      </mrow>
                      <mo stretchy="false">+</mo>
                      <mrow>
                        <msub>
                          <mi>l</mi>
                          <mn>32</mn>
                        </msub>
                        <mo stretchy="false">⋅</mo>
                        <msub>
                          <mi>u</mi>
                          <mn>25</mn>
                        </msub>
                      </mrow>
                      <mo stretchy="false">+</mo>
                      <msub>
                        <mi>u</mi>
                        <mn>35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41</mn>
                        </msub>
                        <mo stretchy="false">⋅</mo>
                        <msub>
                          <mi>u</mi>
                          <mn>15</mn>
                        </msub>
                      </mrow>
                      <mo stretchy="false">+</mo>
                      <mrow>
                        <msub>
                          <mi>l</mi>
                          <mn>42</mn>
                        </msub>
                        <mo stretchy="false">⋅</mo>
                        <msub>
                          <mi>u</mi>
                          <mn>25</mn>
                        </msub>
                      </mrow>
                      <mo stretchy="false">+</mo>
                      <mrow>
                        <msub>
                          <mi>l</mi>
                          <mn>43</mn>
                        </msub>
                        <mo stretchy="false">⋅</mo>
                        <msub>
                          <mi>u</mi>
                          <mn>35</mn>
                        </msub>
                      </mrow>
                      <mo stretchy="false">+</mo>
                      <msub>
                        <mi>u</mi>
                        <mn>45</mn>
                      </msub>
                    </mrow>
                  </mtd>
                </mtr>
                <mtr>
                  <mtd>
                    <mrow>
                      <mrow>
                        <msub>
                          <mi>l</mi>
                          <mn>51</mn>
                        </msub>
                        <mo stretchy="false">⋅</mo>
                        <msub>
                          <mi>u</mi>
                          <mn>15</mn>
                        </msub>
                      </mrow>
                      <mo stretchy="false">+</mo>
                      <mrow>
                        <msub>
                          <mi>l</mi>
                          <mn>52</mn>
                        </msub>
                        <mo stretchy="false">⋅</mo>
                        <msub>
                          <mi>u</mi>
                          <mn>25</mn>
                        </msub>
                      </mrow>
                      <mo stretchy="false">+</mo>
                      <mrow>
                        <msub>
                          <mi>l</mi>
                          <mn>53</mn>
                        </msub>
                        <mo stretchy="false">⋅</mo>
                        <msub>
                          <mi>u</mi>
                          <mn>35</mn>
                        </msub>
                      </mrow>
                      <mo stretchy="false">+</mo>
                      <mrow>
                        <msub>
                          <mi>l</mi>
                          <mn>54</mn>
                        </msub>
                        <mo stretchy="false">⋅</mo>
                        <msub>
                          <mi>u</mi>
                          <mn>45</mn>
                        </msub>
                      </mrow>
                      <mo stretchy="false">+</mo>
                      <msub>
                        <mi>u</mi>
                        <mn>55</mn>
                      </msub>
                    </mrow>
                  </mtd>
                </mtr>
              </mtable>
            </mtd>
          </mtr>
        </mtable>
      </mrow>
      <mo fence="true" form="postfix" stretchy="true">]</mo>
    </mrow>
    <annotation encoding="StarMath 5.0">
left [ matrix{
	stack{u_11 # l_21 cdot u_11                  # l_31 cdot u_11                                   # l_41 cdot u_11 # l_51 cdot u_11} #
	stack{u_12 # l_21 cdot u_12 + u_22 # l_31 cdot u_12 + l_32 cdot u_22                  # l_42 cdot u_12 + l_42 cdot u_22                 # l_52 cdot u_12 + l_52 cdot u_22} #
	stack{u_13 # l_21 cdot u_13 + u_23 # l_31 cdot u_13 + l_32 cdot u_23 + u_33 # l_41 cdot u_13 + l_42 cdot u_23 + l_43 cdot u_33 # l_51 cdot u_13 + l_52 cdot u_23 + l_53 cdot u_33} #
	stack{u_14 # l_21 cdot u_14 + u_24 # l_31 cdot u_14 + l_32 cdot u_24 + u_34 # l_41 cdot u_14 + l_42 cdot u_24 + l_43 cdot u_34  + u_44 # l_51 cdot u_14 + l_52 cdot u_24 + l_53 cdot u_34 + l_54 cdot  u_44} #
	stack{u_15 # l_21 cdot u_15 + u_25 # l_31 cdot u_15 + l_32 cdot u_25 + u_35 # l_41 cdot u_15 + l_42 cdot u_25 + l_43 cdot u_35  + u_45 # l_51 cdot u_15 + l_52 cdot u_25 + l_53 cdot u_35  + l_54 cdot  u_45 + u_55} 
} right ]</annotation>
  </semantics>
</math>
</file>

<file path=Object 5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table>
                  <mtr>
                    <mtd>
                      <msub>
                        <mi>a</mi>
                        <mn>11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</mtr>
                  <mtr>
                    <mtd>
                      <msub>
                        <mi>a</mi>
                        <mn>41</mn>
                      </msub>
                    </mtd>
                  </mtr>
                  <mtr>
                    <mtd>
                      <msub>
                        <mi>a</mi>
                        <mn>51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2</mn>
                      </msub>
                    </mtd>
                  </mtr>
                  <mtr>
                    <mtd>
                      <msub>
                        <mi>a</mi>
                        <mn>22</mn>
                      </msub>
                    </mtd>
                  </mtr>
                  <mtr>
                    <mtd>
                      <msub>
                        <mi>a</mi>
                        <mn>32</mn>
                      </msub>
                    </mtd>
                  </mtr>
                  <mtr>
                    <mtd>
                      <msub>
                        <mi>a</mi>
                        <mn>42</mn>
                      </msub>
                    </mtd>
                  </mtr>
                  <mtr>
                    <mtd>
                      <msub>
                        <mi>a</mi>
                        <mn>52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3</mn>
                      </msub>
                    </mtd>
                  </mtr>
                  <mtr>
                    <mtd>
                      <msub>
                        <mi>a</mi>
                        <mn>23</mn>
                      </msub>
                    </mtd>
                  </mtr>
                  <mtr>
                    <mtd>
                      <msub>
                        <mi>a</mi>
                        <mn>33</mn>
                      </msub>
                    </mtd>
                  </mtr>
                  <mtr>
                    <mtd>
                      <msub>
                        <mi>a</mi>
                        <mn>43</mn>
                      </msub>
                    </mtd>
                  </mtr>
                  <mtr>
                    <mtd>
                      <msub>
                        <mi>a</mi>
                        <mn>53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4</mn>
                      </msub>
                    </mtd>
                  </mtr>
                  <mtr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sub>
                        <mi>a</mi>
                        <mn>44</mn>
                      </msub>
                    </mtd>
                  </mtr>
                  <mtr>
                    <mtd>
                      <msub>
                        <mi>a</mi>
                        <mn>54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5</mn>
                      </msub>
                    </mtd>
                  </mtr>
                  <mtr>
                    <mtd>
                      <msub>
                        <mi>a</mi>
                        <mn>25</mn>
                      </msub>
                    </mtd>
                  </mtr>
                  <mtr>
                    <mtd>
                      <msub>
                        <mi>a</mi>
                        <mn>35</mn>
                      </msub>
                    </mtd>
                  </mtr>
                  <mtr>
                    <mtd>
                      <msub>
                        <mi>a</mi>
                        <mn>45</mn>
                      </msub>
                    </mtd>
                  </mtr>
                  <mtr>
                    <mtd>
                      <msub>
                        <mi>a</mi>
                        <mn>55</mn>
                      </msub>
                    </mtd>
                  </mtr>
                </mtable>
              </mtd>
            </mtr>
          </mtable>
        </mrow>
        <mo fence="true" form="postfix" stretchy="true">]</mo>
      </mrow>
      <mo stretchy="false">=</mo>
      <mrow>
        <mrow>
          <mo fence="true" form="prefix" stretchy="true">[</mo>
          <mrow>
            <mtable>
              <mtr>
                <mtd>
                  <mtable>
                    <mtr>
                      <mtd>
                        <mn>1</mn>
                      </mtd>
                    </mtr>
                    <mtr>
                      <mtd>
                        <mfrac>
                          <msub>
                            <mi>a</mi>
                            <mn>2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  <mtr>
                      <mtd>
                        <mfrac>
                          <msub>
                            <mi>a</mi>
                            <mn>3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  <mtr>
                      <mtd>
                        <mfrac>
                          <msub>
                            <mi>a</mi>
                            <mn>4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  <mtr>
                      <mtd>
                        <mfrac>
                          <msub>
                            <mi>a</mi>
                            <mn>5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32</mn>
                        </msub>
                      </mtd>
                    </mtr>
                    <mtr>
                      <mtd>
                        <msub>
                          <mi>l</mi>
                          <mn>42</mn>
                        </msub>
                      </mtd>
                    </mtr>
                    <mtr>
                      <mtd>
                        <msub>
                          <mi>l</mi>
                          <mn>52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43</mn>
                        </msub>
                      </mtd>
                    </mtr>
                    <mtr>
                      <mtd>
                        <msub>
                          <mi>l</mi>
                          <mn>53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54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td>
              </mtr>
            </mtable>
          </mrow>
          <mo fence="true" form="postfix" stretchy="true">]</mo>
        </mrow>
        <mo stretchy="false">⋅</mo>
        <mrow>
          <mo fence="true" form="prefix" stretchy="true">[</mo>
          <mrow>
            <mtable>
              <mtr>
                <mtd>
                  <mtable>
                    <mtr>
                      <mtd>
                        <msub>
                          <mi>a</mi>
                          <mn>11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2</mn>
                        </msub>
                      </mtd>
                    </mtr>
                    <mtr>
                      <mtd>
                        <mrow>
                          <msub>
                            <mi>a</mi>
                            <mn>22</mn>
                          </msub>
                          <mo stretchy="false">−</mo>
                          <mrow>
                            <msub>
                              <mi>l</mi>
                              <mn>21</mn>
                            </msub>
                            <mo stretchy="false">⋅</mo>
                            <msub>
                              <mi>a</mi>
                              <mn>12</mn>
                            </msub>
                          </mrow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3</mn>
                        </msub>
                      </mtd>
                    </mtr>
                    <mtr>
                      <mtd>
                        <mrow>
                          <msub>
                            <mi>a</mi>
                            <mn>23</mn>
                          </msub>
                          <mo stretchy="false">−</mo>
                          <mrow>
                            <msub>
                              <mi>l</mi>
                              <mn>21</mn>
                            </msub>
                            <mo stretchy="false">⋅</mo>
                            <msub>
                              <mi>a</mi>
                              <mn>13</mn>
                            </msub>
                          </mrow>
                        </mrow>
                      </mtd>
                    </mtr>
                    <mtr>
                      <mtd>
                        <msub>
                          <mi>u</mi>
                          <mn>33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4</mn>
                        </msub>
                      </mtd>
                    </mtr>
                    <mtr>
                      <mtd>
                        <mrow>
                          <msub>
                            <mi>a</mi>
                            <mn>24</mn>
                          </msub>
                          <mo stretchy="false">−</mo>
                          <mrow>
                            <msub>
                              <mi>l</mi>
                              <mn>21</mn>
                            </msub>
                            <mo stretchy="false">⋅</mo>
                            <msub>
                              <mi>a</mi>
                              <mn>14</mn>
                            </msub>
                          </mrow>
                        </mrow>
                      </mtd>
                    </mtr>
                    <mtr>
                      <mtd>
                        <msub>
                          <mi>u</mi>
                          <mn>34</mn>
                        </msub>
                      </mtd>
                    </mtr>
                    <mtr>
                      <mtd>
                        <msub>
                          <mi>u</mi>
                          <mn>44</mn>
                        </msub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5</mn>
                        </msub>
                      </mtd>
                    </mtr>
                    <mtr>
                      <mtd>
                        <mrow>
                          <msub>
                            <mi>a</mi>
                            <mn>25</mn>
                          </msub>
                          <mo stretchy="false">−</mo>
                          <mrow>
                            <msub>
                              <mi>l</mi>
                              <mn>21</mn>
                            </msub>
                            <mo stretchy="false">⋅</mo>
                            <msub>
                              <mi>a</mi>
                              <mn>15</mn>
                            </msub>
                          </mrow>
                        </mrow>
                      </mtd>
                    </mtr>
                    <mtr>
                      <mtd>
                        <msub>
                          <mi>u</mi>
                          <mn>35</mn>
                        </msub>
                      </mtd>
                    </mtr>
                    <mtr>
                      <mtd>
                        <msub>
                          <mi>u</mi>
                          <mn>45</mn>
                        </msub>
                      </mtd>
                    </mtr>
                    <mtr>
                      <mtd>
                        <msub>
                          <mi>u</mi>
                          <mn>55</mn>
                        </msub>
                      </mtd>
                    </mtr>
                  </mtable>
                </mtd>
              </mtr>
            </mtable>
          </mrow>
          <mo fence="true" form="postfix" stretchy="true">]</mo>
        </mrow>
      </mrow>
    </mrow>
    <annotation encoding="StarMath 5.0">left [ matrix{
	stack{a_11 # a_21 # a_31 # a_41 # a_51} #
	stack{a_12 # a_22 # a_32 # a_42 # a_52} #
	stack{a_13 # a_23 # a_33 # a_43 # a_53} #
	stack{a_14 # a_24 # a_34 # a_44 # a_54} #
	stack{a_15 # a_25 # a_35 # a_45 # a_55} 
} right ]

=
left [ matrix{
	stack{   1 # a_21 over a_11 # a_31 over a_11 # a_41 over a_11 # a_51 over a_11} #
	stack{   0 #    1 # l_32 # l_42 # l_52} #
	stack{   0 #    0 #    1 # l_43 # l_53} #
	stack{   0 #    0 #    0 #    1 # l_54} #
	stack{   0 #    0 #    0 #    0 #    1} 
} right ] cdot
left [ matrix{
	stack{a_11 #    0 #    0 #    0 #    0} #
	stack{a_12 # a_22 - l_21 cdot a_12 #    0 #    0 #    0} #
	stack{a_13 # a_23 - l_21 cdot a_13 # u_33 #    0 #    0} #
	stack{a_14 # a_24 - l_21 cdot a_14 # u_34 # u_44 #    0} #
	stack{a_15 # a_25 - l_21 cdot a_15 # u_35 # u_45 # u_55} 
} right ]
</annotation>
  </semantics>
</math>
</file>

<file path=Object 6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table>
                  <mtr>
                    <mtd>
                      <msub>
                        <mi>a</mi>
                        <mn>11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</mtr>
                  <mtr>
                    <mtd>
                      <msub>
                        <mi>a</mi>
                        <mn>41</mn>
                      </msub>
                    </mtd>
                  </mtr>
                  <mtr>
                    <mtd>
                      <msub>
                        <mi>a</mi>
                        <mn>51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2</mn>
                      </msub>
                    </mtd>
                  </mtr>
                  <mtr>
                    <mtd>
                      <msub>
                        <mi>a</mi>
                        <mn>22</mn>
                      </msub>
                    </mtd>
                  </mtr>
                  <mtr>
                    <mtd>
                      <msub>
                        <mi>a</mi>
                        <mn>32</mn>
                      </msub>
                    </mtd>
                  </mtr>
                  <mtr>
                    <mtd>
                      <msub>
                        <mi>a</mi>
                        <mn>42</mn>
                      </msub>
                    </mtd>
                  </mtr>
                  <mtr>
                    <mtd>
                      <msub>
                        <mi>a</mi>
                        <mn>52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3</mn>
                      </msub>
                    </mtd>
                  </mtr>
                  <mtr>
                    <mtd>
                      <msub>
                        <mi>a</mi>
                        <mn>23</mn>
                      </msub>
                    </mtd>
                  </mtr>
                  <mtr>
                    <mtd>
                      <msub>
                        <mi>a</mi>
                        <mn>33</mn>
                      </msub>
                    </mtd>
                  </mtr>
                  <mtr>
                    <mtd>
                      <msub>
                        <mi>a</mi>
                        <mn>43</mn>
                      </msub>
                    </mtd>
                  </mtr>
                  <mtr>
                    <mtd>
                      <msub>
                        <mi>a</mi>
                        <mn>53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4</mn>
                      </msub>
                    </mtd>
                  </mtr>
                  <mtr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sub>
                        <mi>a</mi>
                        <mn>44</mn>
                      </msub>
                    </mtd>
                  </mtr>
                  <mtr>
                    <mtd>
                      <msub>
                        <mi>a</mi>
                        <mn>54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5</mn>
                      </msub>
                    </mtd>
                  </mtr>
                  <mtr>
                    <mtd>
                      <msub>
                        <mi>a</mi>
                        <mn>25</mn>
                      </msub>
                    </mtd>
                  </mtr>
                  <mtr>
                    <mtd>
                      <msub>
                        <mi>a</mi>
                        <mn>35</mn>
                      </msub>
                    </mtd>
                  </mtr>
                  <mtr>
                    <mtd>
                      <msub>
                        <mi>a</mi>
                        <mn>45</mn>
                      </msub>
                    </mtd>
                  </mtr>
                  <mtr>
                    <mtd>
                      <msub>
                        <mi>a</mi>
                        <mn>55</mn>
                      </msub>
                    </mtd>
                  </mtr>
                </mtable>
              </mtd>
            </mtr>
          </mtable>
        </mrow>
        <mo fence="true" form="postfix" stretchy="true">]</mo>
      </mrow>
      <mo stretchy="false">=</mo>
      <mrow>
        <mrow>
          <mo fence="true" form="prefix" stretchy="true">[</mo>
          <mrow>
            <mtable>
              <mtr>
                <mtd>
                  <mtable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21</mn>
                        </msub>
                      </mtd>
                    </mtr>
                    <mtr>
                      <mtd>
                        <msub>
                          <mi>l</mi>
                          <mn>31</mn>
                        </msub>
                      </mtd>
                    </mtr>
                    <mtr>
                      <mtd>
                        <msub>
                          <mi>l</mi>
                          <mn>41</mn>
                        </msub>
                      </mtd>
                    </mtr>
                    <mtr>
                      <mtd>
                        <msub>
                          <mi>l</mi>
                          <mn>51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32</mn>
                        </msub>
                      </mtd>
                    </mtr>
                    <mtr>
                      <mtd>
                        <msub>
                          <mi>l</mi>
                          <mn>42</mn>
                        </msub>
                      </mtd>
                    </mtr>
                    <mtr>
                      <mtd>
                        <msub>
                          <mi>l</mi>
                          <mn>52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43</mn>
                        </msub>
                      </mtd>
                    </mtr>
                    <mtr>
                      <mtd>
                        <msub>
                          <mi>l</mi>
                          <mn>53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54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td>
              </mtr>
            </mtable>
          </mrow>
          <mo fence="true" form="postfix" stretchy="true">]</mo>
        </mrow>
        <mo stretchy="false">⋅</mo>
        <mrow>
          <mo fence="true" form="prefix" stretchy="true">[</mo>
          <mrow>
            <mtable>
              <mtr>
                <mtd>
                  <mtable>
                    <mtr>
                      <mtd>
                        <msub>
                          <mi>u</mi>
                          <mn>11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u</mi>
                          <mn>12</mn>
                        </msub>
                      </mtd>
                    </mtr>
                    <mtr>
                      <mtd>
                        <msub>
                          <mi>u</mi>
                          <mn>22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u</mi>
                          <mn>13</mn>
                        </msub>
                      </mtd>
                    </mtr>
                    <mtr>
                      <mtd>
                        <msub>
                          <mi>u</mi>
                          <mn>23</mn>
                        </msub>
                      </mtd>
                    </mtr>
                    <mtr>
                      <mtd>
                        <msub>
                          <mi>u</mi>
                          <mn>33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u</mi>
                          <mn>14</mn>
                        </msub>
                      </mtd>
                    </mtr>
                    <mtr>
                      <mtd>
                        <msub>
                          <mi>u</mi>
                          <mn>24</mn>
                        </msub>
                      </mtd>
                    </mtr>
                    <mtr>
                      <mtd>
                        <msub>
                          <mi>u</mi>
                          <mn>34</mn>
                        </msub>
                      </mtd>
                    </mtr>
                    <mtr>
                      <mtd>
                        <msub>
                          <mi>u</mi>
                          <mn>44</mn>
                        </msub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u</mi>
                          <mn>15</mn>
                        </msub>
                      </mtd>
                    </mtr>
                    <mtr>
                      <mtd>
                        <msub>
                          <mi>u</mi>
                          <mn>25</mn>
                        </msub>
                      </mtd>
                    </mtr>
                    <mtr>
                      <mtd>
                        <msub>
                          <mi>u</mi>
                          <mn>35</mn>
                        </msub>
                      </mtd>
                    </mtr>
                    <mtr>
                      <mtd>
                        <msub>
                          <mi>u</mi>
                          <mn>45</mn>
                        </msub>
                      </mtd>
                    </mtr>
                    <mtr>
                      <mtd>
                        <msub>
                          <mi>u</mi>
                          <mn>55</mn>
                        </msub>
                      </mtd>
                    </mtr>
                  </mtable>
                </mtd>
              </mtr>
            </mtable>
          </mrow>
          <mo fence="true" form="postfix" stretchy="true">]</mo>
        </mrow>
      </mrow>
    </mrow>
    <annotation encoding="StarMath 5.0">left [ matrix{
	stack{a_11 # a_21 # a_31 # a_41 # a_51} #
	stack{a_12 # a_22 # a_32 # a_42 # a_52} #
	stack{a_13 # a_23 # a_33 # a_43 # a_53} #
	stack{a_14 # a_24 # a_34 # a_44 # a_54} #
	stack{a_15 # a_25 # a_35 # a_45 # a_55} 
} right ]

=
left [ matrix{
	stack{   1 # l_21 # l_31 # l_41 # l_51} #
	stack{   0 #    1 # l_32 # l_42 # l_52} #
	stack{   0 #    0 #    1 # l_43 # l_53} #
	stack{   0 #    0 #    0 #    1 # l_54} #
	stack{   0 #    0 #    0 #    0 #    1} 
} right ] cdot
left [ matrix{
	stack{u_11 #    0 #    0 #    0 #    0} #
	stack{u_12 # u_22 #    0 #    0 #    0} #
	stack{u_13 # u_23 # u_33 #    0 #    0} #
	stack{u_14 # u_24 # u_34 # u_44 #    0} #
	stack{u_15 # u_25 # u_35 # u_45 # u_55} 
} right ]
</annotation>
  </semantics>
</math>
</file>

<file path=Object 7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table>
                  <mtr>
                    <mtd>
                      <msub>
                        <mi>a</mi>
                        <mn>11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</mtr>
                  <mtr>
                    <mtd>
                      <msub>
                        <mi>a</mi>
                        <mn>41</mn>
                      </msub>
                    </mtd>
                  </mtr>
                  <mtr>
                    <mtd>
                      <msub>
                        <mi>a</mi>
                        <mn>51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2</mn>
                      </msub>
                    </mtd>
                  </mtr>
                  <mtr>
                    <mtd>
                      <msub>
                        <mi>a</mi>
                        <mn>22</mn>
                      </msub>
                    </mtd>
                  </mtr>
                  <mtr>
                    <mtd>
                      <msub>
                        <mi>a</mi>
                        <mn>32</mn>
                      </msub>
                    </mtd>
                  </mtr>
                  <mtr>
                    <mtd>
                      <msub>
                        <mi>a</mi>
                        <mn>42</mn>
                      </msub>
                    </mtd>
                  </mtr>
                  <mtr>
                    <mtd>
                      <msub>
                        <mi>a</mi>
                        <mn>52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3</mn>
                      </msub>
                    </mtd>
                  </mtr>
                  <mtr>
                    <mtd>
                      <msub>
                        <mi>a</mi>
                        <mn>23</mn>
                      </msub>
                    </mtd>
                  </mtr>
                  <mtr>
                    <mtd>
                      <msub>
                        <mi>a</mi>
                        <mn>33</mn>
                      </msub>
                    </mtd>
                  </mtr>
                  <mtr>
                    <mtd>
                      <msub>
                        <mi>a</mi>
                        <mn>43</mn>
                      </msub>
                    </mtd>
                  </mtr>
                  <mtr>
                    <mtd>
                      <msub>
                        <mi>a</mi>
                        <mn>53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4</mn>
                      </msub>
                    </mtd>
                  </mtr>
                  <mtr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sub>
                        <mi>a</mi>
                        <mn>44</mn>
                      </msub>
                    </mtd>
                  </mtr>
                  <mtr>
                    <mtd>
                      <msub>
                        <mi>a</mi>
                        <mn>54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5</mn>
                      </msub>
                    </mtd>
                  </mtr>
                  <mtr>
                    <mtd>
                      <msub>
                        <mi>a</mi>
                        <mn>25</mn>
                      </msub>
                    </mtd>
                  </mtr>
                  <mtr>
                    <mtd>
                      <msub>
                        <mi>a</mi>
                        <mn>35</mn>
                      </msub>
                    </mtd>
                  </mtr>
                  <mtr>
                    <mtd>
                      <msub>
                        <mi>a</mi>
                        <mn>45</mn>
                      </msub>
                    </mtd>
                  </mtr>
                  <mtr>
                    <mtd>
                      <msub>
                        <mi>a</mi>
                        <mn>55</mn>
                      </msub>
                    </mtd>
                  </mtr>
                </mtable>
              </mtd>
            </mtr>
          </mtable>
        </mrow>
        <mo fence="true" form="postfix" stretchy="true">]</mo>
      </mrow>
      <mo stretchy="false">=</mo>
      <mrow>
        <mrow>
          <mo fence="true" form="prefix" stretchy="true">[</mo>
          <mrow>
            <mtable>
              <mtr>
                <mtd>
                  <mtable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21</mn>
                        </msub>
                      </mtd>
                    </mtr>
                    <mtr>
                      <mtd>
                        <msub>
                          <mi>l</mi>
                          <mn>31</mn>
                        </msub>
                      </mtd>
                    </mtr>
                    <mtr>
                      <mtd>
                        <msub>
                          <mi>l</mi>
                          <mn>41</mn>
                        </msub>
                      </mtd>
                    </mtr>
                    <mtr>
                      <mtd>
                        <msub>
                          <mi>l</mi>
                          <mn>51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32</mn>
                        </msub>
                      </mtd>
                    </mtr>
                    <mtr>
                      <mtd>
                        <msub>
                          <mi>l</mi>
                          <mn>42</mn>
                        </msub>
                      </mtd>
                    </mtr>
                    <mtr>
                      <mtd>
                        <msub>
                          <mi>l</mi>
                          <mn>52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43</mn>
                        </msub>
                      </mtd>
                    </mtr>
                    <mtr>
                      <mtd>
                        <msub>
                          <mi>l</mi>
                          <mn>53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54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td>
              </mtr>
            </mtable>
          </mrow>
          <mo fence="true" form="postfix" stretchy="true">]</mo>
        </mrow>
        <mo stretchy="false">⋅</mo>
        <mrow>
          <mo fence="true" form="prefix" stretchy="true">[</mo>
          <mrow>
            <mtable>
              <mtr>
                <mtd>
                  <mtable>
                    <mtr>
                      <mtd>
                        <msub>
                          <mi>a</mi>
                          <mn>11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2</mn>
                        </msub>
                      </mtd>
                    </mtr>
                    <mtr>
                      <mtd>
                        <msub>
                          <mi>u</mi>
                          <mn>22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3</mn>
                        </msub>
                      </mtd>
                    </mtr>
                    <mtr>
                      <mtd>
                        <msub>
                          <mi>u</mi>
                          <mn>23</mn>
                        </msub>
                      </mtd>
                    </mtr>
                    <mtr>
                      <mtd>
                        <msub>
                          <mi>u</mi>
                          <mn>33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4</mn>
                        </msub>
                      </mtd>
                    </mtr>
                    <mtr>
                      <mtd>
                        <msub>
                          <mi>u</mi>
                          <mn>24</mn>
                        </msub>
                      </mtd>
                    </mtr>
                    <mtr>
                      <mtd>
                        <msub>
                          <mi>u</mi>
                          <mn>34</mn>
                        </msub>
                      </mtd>
                    </mtr>
                    <mtr>
                      <mtd>
                        <msub>
                          <mi>u</mi>
                          <mn>44</mn>
                        </msub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5</mn>
                        </msub>
                      </mtd>
                    </mtr>
                    <mtr>
                      <mtd>
                        <msub>
                          <mi>u</mi>
                          <mn>25</mn>
                        </msub>
                      </mtd>
                    </mtr>
                    <mtr>
                      <mtd>
                        <msub>
                          <mi>u</mi>
                          <mn>35</mn>
                        </msub>
                      </mtd>
                    </mtr>
                    <mtr>
                      <mtd>
                        <msub>
                          <mi>u</mi>
                          <mn>45</mn>
                        </msub>
                      </mtd>
                    </mtr>
                    <mtr>
                      <mtd>
                        <msub>
                          <mi>u</mi>
                          <mn>55</mn>
                        </msub>
                      </mtd>
                    </mtr>
                  </mtable>
                </mtd>
              </mtr>
            </mtable>
          </mrow>
          <mo fence="true" form="postfix" stretchy="true">]</mo>
        </mrow>
      </mrow>
    </mrow>
    <annotation encoding="StarMath 5.0">left [ matrix{
	stack{a_11 # a_21 # a_31 # a_41 # a_51} #
	stack{a_12 # a_22 # a_32 # a_42 # a_52} #
	stack{a_13 # a_23 # a_33 # a_43 # a_53} #
	stack{a_14 # a_24 # a_34 # a_44 # a_54} #
	stack{a_15 # a_25 # a_35 # a_45 # a_55} 
} right ]

=
left [ matrix{
	stack{   1 # l_21 # l_31 # l_41 # l_51} #
	stack{   0 #    1 # l_32 # l_42 # l_52} #
	stack{   0 #    0 #    1 # l_43 # l_53} #
	stack{   0 #    0 #    0 #    1 # l_54} #
	stack{   0 #    0 #    0 #    0 #    1} 
} right ] cdot
left [ matrix{
	stack{a_11 #    0 #    0 #    0 #    0} #
	stack{a_12 # u_22 #    0 #    0 #    0} #
	stack{a_13 # u_23 # u_33 #    0 #    0} #
	stack{a_14 # u_24 # u_34 # u_44 #    0} #
	stack{a_15 # u_25 # u_35 # u_45 # u_55} 
} right ]
</annotation>
  </semantics>
</math>
</file>

<file path=Object 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table>
                  <mtr>
                    <mtd>
                      <msub>
                        <mi>a</mi>
                        <mn>11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</mtr>
                  <mtr>
                    <mtd>
                      <msub>
                        <mi>a</mi>
                        <mn>41</mn>
                      </msub>
                    </mtd>
                  </mtr>
                  <mtr>
                    <mtd>
                      <msub>
                        <mi>a</mi>
                        <mn>51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2</mn>
                      </msub>
                    </mtd>
                  </mtr>
                  <mtr>
                    <mtd>
                      <msub>
                        <mi>a</mi>
                        <mn>22</mn>
                      </msub>
                    </mtd>
                  </mtr>
                  <mtr>
                    <mtd>
                      <msub>
                        <mi>a</mi>
                        <mn>32</mn>
                      </msub>
                    </mtd>
                  </mtr>
                  <mtr>
                    <mtd>
                      <msub>
                        <mi>a</mi>
                        <mn>42</mn>
                      </msub>
                    </mtd>
                  </mtr>
                  <mtr>
                    <mtd>
                      <msub>
                        <mi>a</mi>
                        <mn>52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3</mn>
                      </msub>
                    </mtd>
                  </mtr>
                  <mtr>
                    <mtd>
                      <msub>
                        <mi>a</mi>
                        <mn>23</mn>
                      </msub>
                    </mtd>
                  </mtr>
                  <mtr>
                    <mtd>
                      <msub>
                        <mi>a</mi>
                        <mn>33</mn>
                      </msub>
                    </mtd>
                  </mtr>
                  <mtr>
                    <mtd>
                      <msub>
                        <mi>a</mi>
                        <mn>43</mn>
                      </msub>
                    </mtd>
                  </mtr>
                  <mtr>
                    <mtd>
                      <msub>
                        <mi>a</mi>
                        <mn>53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4</mn>
                      </msub>
                    </mtd>
                  </mtr>
                  <mtr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sub>
                        <mi>a</mi>
                        <mn>44</mn>
                      </msub>
                    </mtd>
                  </mtr>
                  <mtr>
                    <mtd>
                      <msub>
                        <mi>a</mi>
                        <mn>54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5</mn>
                      </msub>
                    </mtd>
                  </mtr>
                  <mtr>
                    <mtd>
                      <msub>
                        <mi>a</mi>
                        <mn>25</mn>
                      </msub>
                    </mtd>
                  </mtr>
                  <mtr>
                    <mtd>
                      <msub>
                        <mi>a</mi>
                        <mn>35</mn>
                      </msub>
                    </mtd>
                  </mtr>
                  <mtr>
                    <mtd>
                      <msub>
                        <mi>a</mi>
                        <mn>45</mn>
                      </msub>
                    </mtd>
                  </mtr>
                  <mtr>
                    <mtd>
                      <msub>
                        <mi>a</mi>
                        <mn>55</mn>
                      </msub>
                    </mtd>
                  </mtr>
                </mtable>
              </mtd>
            </mtr>
          </mtable>
        </mrow>
        <mo fence="true" form="postfix" stretchy="true">]</mo>
      </mrow>
      <mo stretchy="false">=</mo>
      <mrow>
        <mrow>
          <mo fence="true" form="prefix" stretchy="true">[</mo>
          <mrow>
            <mtable>
              <mtr>
                <mtd>
                  <mtable>
                    <mtr>
                      <mtd>
                        <mn>1</mn>
                      </mtd>
                    </mtr>
                    <mtr>
                      <mtd>
                        <mfrac>
                          <msub>
                            <mi>a</mi>
                            <mn>2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  <mtr>
                      <mtd>
                        <mfrac>
                          <msub>
                            <mi>a</mi>
                            <mn>3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  <mtr>
                      <mtd>
                        <mfrac>
                          <msub>
                            <mi>a</mi>
                            <mn>4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  <mtr>
                      <mtd>
                        <mfrac>
                          <msub>
                            <mi>a</mi>
                            <mn>5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32</mn>
                        </msub>
                      </mtd>
                    </mtr>
                    <mtr>
                      <mtd>
                        <msub>
                          <mi>l</mi>
                          <mn>42</mn>
                        </msub>
                      </mtd>
                    </mtr>
                    <mtr>
                      <mtd>
                        <msub>
                          <mi>l</mi>
                          <mn>52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43</mn>
                        </msub>
                      </mtd>
                    </mtr>
                    <mtr>
                      <mtd>
                        <msub>
                          <mi>l</mi>
                          <mn>53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54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td>
              </mtr>
            </mtable>
          </mrow>
          <mo fence="true" form="postfix" stretchy="true">]</mo>
        </mrow>
        <mo stretchy="false">⋅</mo>
        <mrow>
          <mo fence="true" form="prefix" stretchy="true">[</mo>
          <mrow>
            <mtable>
              <mtr>
                <mtd>
                  <mtable>
                    <mtr>
                      <mtd>
                        <msub>
                          <mi>a</mi>
                          <mn>11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2</mn>
                        </msub>
                      </mtd>
                    </mtr>
                    <mtr>
                      <mtd>
                        <msub>
                          <mi>u</mi>
                          <mn>22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3</mn>
                        </msub>
                      </mtd>
                    </mtr>
                    <mtr>
                      <mtd>
                        <msub>
                          <mi>u</mi>
                          <mn>23</mn>
                        </msub>
                      </mtd>
                    </mtr>
                    <mtr>
                      <mtd>
                        <msub>
                          <mi>u</mi>
                          <mn>33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4</mn>
                        </msub>
                      </mtd>
                    </mtr>
                    <mtr>
                      <mtd>
                        <msub>
                          <mi>u</mi>
                          <mn>24</mn>
                        </msub>
                      </mtd>
                    </mtr>
                    <mtr>
                      <mtd>
                        <msub>
                          <mi>u</mi>
                          <mn>34</mn>
                        </msub>
                      </mtd>
                    </mtr>
                    <mtr>
                      <mtd>
                        <msub>
                          <mi>u</mi>
                          <mn>44</mn>
                        </msub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5</mn>
                        </msub>
                      </mtd>
                    </mtr>
                    <mtr>
                      <mtd>
                        <msub>
                          <mi>u</mi>
                          <mn>25</mn>
                        </msub>
                      </mtd>
                    </mtr>
                    <mtr>
                      <mtd>
                        <msub>
                          <mi>u</mi>
                          <mn>35</mn>
                        </msub>
                      </mtd>
                    </mtr>
                    <mtr>
                      <mtd>
                        <msub>
                          <mi>u</mi>
                          <mn>45</mn>
                        </msub>
                      </mtd>
                    </mtr>
                    <mtr>
                      <mtd>
                        <msub>
                          <mi>u</mi>
                          <mn>55</mn>
                        </msub>
                      </mtd>
                    </mtr>
                  </mtable>
                </mtd>
              </mtr>
            </mtable>
          </mrow>
          <mo fence="true" form="postfix" stretchy="true">]</mo>
        </mrow>
      </mrow>
    </mrow>
    <annotation encoding="StarMath 5.0">left [ matrix{
	stack{a_11 # a_21 # a_31 # a_41 # a_51} #
	stack{a_12 # a_22 # a_32 # a_42 # a_52} #
	stack{a_13 # a_23 # a_33 # a_43 # a_53} #
	stack{a_14 # a_24 # a_34 # a_44 # a_54} #
	stack{a_15 # a_25 # a_35 # a_45 # a_55} 
} right ]

=
left [ matrix{
	stack{   1 # a_21 over a_11 # a_31 over a_11 # a_41 over a_11 # a_51 over a_11 } #
	stack{   0 #    1 # l_32 # l_42 # l_52} #
	stack{   0 #    0 #    1 # l_43 # l_53} #
	stack{   0 #    0 #    0 #    1 # l_54} #
	stack{   0 #    0 #    0 #    0 #    1} 
} right ] cdot
left [ matrix{
	stack{a_11 #    0 #    0 #    0 #    0} #
	stack{a_12 # u_22 #    0 #    0 #    0} #
	stack{a_13 # u_23 # u_33 #    0 #    0} #
	stack{a_14 # u_24 # u_34 # u_44 #    0} #
	stack{a_15 # u_25 # u_35 # u_45 # u_55} 
} right ]
</annotation>
  </semantics>
</math>
</file>

<file path=Object 9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table>
                  <mtr>
                    <mtd>
                      <msub>
                        <mi>a</mi>
                        <mn>11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</mtr>
                  <mtr>
                    <mtd>
                      <msub>
                        <mi>a</mi>
                        <mn>41</mn>
                      </msub>
                    </mtd>
                  </mtr>
                  <mtr>
                    <mtd>
                      <msub>
                        <mi>a</mi>
                        <mn>51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2</mn>
                      </msub>
                    </mtd>
                  </mtr>
                  <mtr>
                    <mtd>
                      <msub>
                        <mi>a</mi>
                        <mn>22</mn>
                      </msub>
                    </mtd>
                  </mtr>
                  <mtr>
                    <mtd>
                      <msub>
                        <mi>a</mi>
                        <mn>32</mn>
                      </msub>
                    </mtd>
                  </mtr>
                  <mtr>
                    <mtd>
                      <msub>
                        <mi>a</mi>
                        <mn>42</mn>
                      </msub>
                    </mtd>
                  </mtr>
                  <mtr>
                    <mtd>
                      <msub>
                        <mi>a</mi>
                        <mn>52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3</mn>
                      </msub>
                    </mtd>
                  </mtr>
                  <mtr>
                    <mtd>
                      <msub>
                        <mi>a</mi>
                        <mn>23</mn>
                      </msub>
                    </mtd>
                  </mtr>
                  <mtr>
                    <mtd>
                      <msub>
                        <mi>a</mi>
                        <mn>33</mn>
                      </msub>
                    </mtd>
                  </mtr>
                  <mtr>
                    <mtd>
                      <msub>
                        <mi>a</mi>
                        <mn>43</mn>
                      </msub>
                    </mtd>
                  </mtr>
                  <mtr>
                    <mtd>
                      <msub>
                        <mi>a</mi>
                        <mn>53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4</mn>
                      </msub>
                    </mtd>
                  </mtr>
                  <mtr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sub>
                        <mi>a</mi>
                        <mn>44</mn>
                      </msub>
                    </mtd>
                  </mtr>
                  <mtr>
                    <mtd>
                      <msub>
                        <mi>a</mi>
                        <mn>54</mn>
                      </msub>
                    </mtd>
                  </mtr>
                </mtable>
              </mtd>
              <mtd>
                <mtable>
                  <mtr>
                    <mtd>
                      <msub>
                        <mi>a</mi>
                        <mn>15</mn>
                      </msub>
                    </mtd>
                  </mtr>
                  <mtr>
                    <mtd>
                      <msub>
                        <mi>a</mi>
                        <mn>25</mn>
                      </msub>
                    </mtd>
                  </mtr>
                  <mtr>
                    <mtd>
                      <msub>
                        <mi>a</mi>
                        <mn>35</mn>
                      </msub>
                    </mtd>
                  </mtr>
                  <mtr>
                    <mtd>
                      <msub>
                        <mi>a</mi>
                        <mn>45</mn>
                      </msub>
                    </mtd>
                  </mtr>
                  <mtr>
                    <mtd>
                      <msub>
                        <mi>a</mi>
                        <mn>55</mn>
                      </msub>
                    </mtd>
                  </mtr>
                </mtable>
              </mtd>
            </mtr>
          </mtable>
        </mrow>
        <mo fence="true" form="postfix" stretchy="true">]</mo>
      </mrow>
      <mo stretchy="false">=</mo>
      <mrow>
        <mrow>
          <mo fence="true" form="prefix" stretchy="true">[</mo>
          <mrow>
            <mtable>
              <mtr>
                <mtd>
                  <mtable>
                    <mtr>
                      <mtd>
                        <mn>1</mn>
                      </mtd>
                    </mtr>
                    <mtr>
                      <mtd>
                        <mfrac>
                          <msub>
                            <mi>a</mi>
                            <mn>2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  <mtr>
                      <mtd>
                        <mfrac>
                          <msub>
                            <mi>a</mi>
                            <mn>3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  <mtr>
                      <mtd>
                        <mfrac>
                          <msub>
                            <mi>a</mi>
                            <mn>4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  <mtr>
                      <mtd>
                        <mfrac>
                          <msub>
                            <mi>a</mi>
                            <mn>51</mn>
                          </msub>
                          <msub>
                            <mi>a</mi>
                            <mn>11</mn>
                          </msub>
                        </mfrac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frac>
                          <mrow>
                            <msub>
                              <mi>a</mi>
                              <mn>32</mn>
                            </msub>
                            <mo stretchy="false">−</mo>
                            <mrow>
                              <msub>
                                <mi>l</mi>
                                <mn>31</mn>
                              </msub>
                              <mo stretchy="false">⋅</mo>
                              <msub>
                                <mi>u</mi>
                                <mn>12</mn>
                              </msub>
                            </mrow>
                          </mrow>
                          <msub>
                            <mi>u</mi>
                            <mn>22</mn>
                          </msub>
                        </mfrac>
                      </mtd>
                    </mtr>
                    <mtr>
                      <mtd>
                        <mfrac>
                          <mrow>
                            <msub>
                              <mi>a</mi>
                              <mn>42</mn>
                            </msub>
                            <mo stretchy="false">−</mo>
                            <mrow>
                              <msub>
                                <mi>l</mi>
                                <mn>41</mn>
                              </msub>
                              <mo stretchy="false">⋅</mo>
                              <msub>
                                <mi>u</mi>
                                <mn>12</mn>
                              </msub>
                            </mrow>
                          </mrow>
                          <msub>
                            <mi>u</mi>
                            <mn>22</mn>
                          </msub>
                        </mfrac>
                      </mtd>
                    </mtr>
                    <mtr>
                      <mtd>
                        <mfrac>
                          <mrow>
                            <msub>
                              <mi>a</mi>
                              <mn>52</mn>
                            </msub>
                            <mo stretchy="false">−</mo>
                            <mrow>
                              <msub>
                                <mi>l</mi>
                                <mn>51</mn>
                              </msub>
                              <mo stretchy="false">⋅</mo>
                              <msub>
                                <mi>u</mi>
                                <mn>12</mn>
                              </msub>
                            </mrow>
                          </mrow>
                          <msub>
                            <mi>u</mi>
                            <mn>22</mn>
                          </msub>
                        </mfrac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43</mn>
                        </msub>
                      </mtd>
                    </mtr>
                    <mtr>
                      <mtd>
                        <msub>
                          <mi>l</mi>
                          <mn>53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sub>
                          <mi>l</mi>
                          <mn>54</mn>
                        </msub>
                      </mtd>
                    </mtr>
                  </mtable>
                </mtd>
                <mtd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td>
              </mtr>
            </mtable>
          </mrow>
          <mo fence="true" form="postfix" stretchy="true">]</mo>
        </mrow>
        <mo stretchy="false">⋅</mo>
        <mrow>
          <mo fence="true" form="prefix" stretchy="true">[</mo>
          <mrow>
            <mtable>
              <mtr>
                <mtd>
                  <mtable>
                    <mtr>
                      <mtd>
                        <msub>
                          <mi>a</mi>
                          <mn>11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2</mn>
                        </msub>
                      </mtd>
                    </mtr>
                    <mtr>
                      <mtd>
                        <mrow>
                          <msub>
                            <mi>a</mi>
                            <mn>22</mn>
                          </msub>
                          <mo stretchy="false">−</mo>
                          <mrow>
                            <msub>
                              <mi>l</mi>
                              <mn>21</mn>
                            </msub>
                            <mo stretchy="false">⋅</mo>
                            <msub>
                              <mi>a</mi>
                              <mn>12</mn>
                            </msub>
                          </mrow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3</mn>
                        </msub>
                      </mtd>
                    </mtr>
                    <mtr>
                      <mtd>
                        <mrow>
                          <msub>
                            <mi>a</mi>
                            <mn>23</mn>
                          </msub>
                          <mo stretchy="false">−</mo>
                          <mrow>
                            <msub>
                              <mi>l</mi>
                              <mn>21</mn>
                            </msub>
                            <mo stretchy="false">⋅</mo>
                            <msub>
                              <mi>a</mi>
                              <mn>13</mn>
                            </msub>
                          </mrow>
                        </mrow>
                      </mtd>
                    </mtr>
                    <mtr>
                      <mtd>
                        <msub>
                          <mi>u</mi>
                          <mn>33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4</mn>
                        </msub>
                      </mtd>
                    </mtr>
                    <mtr>
                      <mtd>
                        <mrow>
                          <msub>
                            <mi>a</mi>
                            <mn>24</mn>
                          </msub>
                          <mo stretchy="false">−</mo>
                          <mrow>
                            <msub>
                              <mi>l</mi>
                              <mn>21</mn>
                            </msub>
                            <mo stretchy="false">⋅</mo>
                            <msub>
                              <mi>a</mi>
                              <mn>14</mn>
                            </msub>
                          </mrow>
                        </mrow>
                      </mtd>
                    </mtr>
                    <mtr>
                      <mtd>
                        <msub>
                          <mi>u</mi>
                          <mn>34</mn>
                        </msub>
                      </mtd>
                    </mtr>
                    <mtr>
                      <mtd>
                        <msub>
                          <mi>u</mi>
                          <mn>44</mn>
                        </msub>
                      </mtd>
                    </mtr>
                    <mtr>
                      <mtd>
                        <mn>0</mn>
                      </mtd>
                    </mtr>
                  </mtable>
                </mtd>
                <mtd>
                  <mtable>
                    <mtr>
                      <mtd>
                        <msub>
                          <mi>a</mi>
                          <mn>15</mn>
                        </msub>
                      </mtd>
                    </mtr>
                    <mtr>
                      <mtd>
                        <mrow>
                          <msub>
                            <mi>a</mi>
                            <mn>25</mn>
                          </msub>
                          <mo stretchy="false">−</mo>
                          <mrow>
                            <msub>
                              <mi>l</mi>
                              <mn>21</mn>
                            </msub>
                            <mo stretchy="false">⋅</mo>
                            <msub>
                              <mi>a</mi>
                              <mn>15</mn>
                            </msub>
                          </mrow>
                        </mrow>
                      </mtd>
                    </mtr>
                    <mtr>
                      <mtd>
                        <msub>
                          <mi>u</mi>
                          <mn>35</mn>
                        </msub>
                      </mtd>
                    </mtr>
                    <mtr>
                      <mtd>
                        <msub>
                          <mi>u</mi>
                          <mn>45</mn>
                        </msub>
                      </mtd>
                    </mtr>
                    <mtr>
                      <mtd>
                        <msub>
                          <mi>u</mi>
                          <mn>55</mn>
                        </msub>
                      </mtd>
                    </mtr>
                  </mtable>
                </mtd>
              </mtr>
            </mtable>
          </mrow>
          <mo fence="true" form="postfix" stretchy="true">]</mo>
        </mrow>
      </mrow>
    </mrow>
    <annotation encoding="StarMath 5.0">left [ matrix{
	stack{a_11 # a_21 # a_31 # a_41 # a_51} #
	stack{a_12 # a_22 # a_32 # a_42 # a_52} #
	stack{a_13 # a_23 # a_33 # a_43 # a_53} #
	stack{a_14 # a_24 # a_34 # a_44 # a_54} #
	stack{a_15 # a_25 # a_35 # a_45 # a_55} 
} right ]

=
left [ matrix{
	stack{   1 # a_21 over a_11 # a_31 over a_11 # a_41 over a_11 # a_51 over a_11} #
	stack{   0 #    1 # {a_32 - l_31 cdot u_12} over u_22 # {a_42 - l_41 cdot u_12} over u_22 # {a_52 - l_51 cdot u_12} over u_22} #
	stack{   0 #    0 #    1 # l_43 # l_53} #
	stack{   0 #    0 #    0 #    1 # l_54} #
	stack{   0 #    0 #    0 #    0 #    1} 
} right ] cdot
left [ matrix{
	stack{a_11 #    0 #    0 #    0 #    0} #
	stack{a_12 # a_22 - l_21 cdot a_12 #    0 #    0 #    0} #
	stack{a_13 # a_23 - l_21 cdot a_13 # u_33 #    0 #    0} #
	stack{a_14 # a_24 - l_21 cdot a_14 # u_34 # u_44 #    0} #
	stack{a_15 # a_25 - l_21 cdot a_15 # u_35 # u_45 # u_55} 
} right ]
</annotation>
  </semantics>
</math>
</file>